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72mm"/>
    </style:style>
    <style:style style:name="co4" style:family="table-column">
      <style:table-column-properties fo:break-before="auto" style:column-width="13.92mm"/>
    </style:style>
    <style:style style:name="co5" style:family="table-column">
      <style:table-column-properties fo:break-before="auto" style:column-width="9.37mm"/>
    </style:style>
    <style:style style:name="co6" style:family="table-column">
      <style:table-column-properties fo:break-before="auto" style:column-width="17.85mm"/>
    </style:style>
    <style:style style:name="co7" style:family="table-column">
      <style:table-column-properties fo:break-before="auto" style:column-width="26.62mm"/>
    </style:style>
    <style:style style:name="co8" style:family="table-column">
      <style:table-column-properties fo:break-before="auto" style:column-width="17.23mm"/>
    </style:style>
    <style:style style:name="co9" style:family="table-column">
      <style:table-column-properties fo:break-before="auto" style:column-width="19.67mm"/>
    </style:style>
    <style:style style:name="co10" style:family="table-column">
      <style:table-column-properties fo:break-before="auto" style:column-width="27.83mm"/>
    </style:style>
    <style:style style:name="co11" style:family="table-column">
      <style:table-column-properties fo:break-before="auto" style:column-width="25.42mm"/>
    </style:style>
    <style:style style:name="co12" style:family="table-column">
      <style:table-column-properties fo:break-before="auto" style:column-width="38.42mm"/>
    </style:style>
    <style:style style:name="co13" style:family="table-column">
      <style:table-column-properties fo:break-before="auto" style:column-width="33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b2b2b2"/>
    </style:style>
    <style:style style:name="ce3" style:family="table-cell" style:parent-style-name="Default" style:data-style-name="N110"/>
    <style:style style:name="ce4" style:family="table-cell" style:parent-style-name="Default" style:data-style-name="N111"/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12"/>
    <style:style style:name="ce8" style:family="table-cell" style:parent-style-name="Default">
      <style:table-cell-properties style:text-align-source="value-type" style:repeat-content="false"/>
      <style:paragraph-properties fo:margin-left="0mm"/>
    </style:style>
    <style:style style:name="ce9" style:family="table-cell" style:parent-style-name="Default" style:data-style-name="N2"/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99"/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ample rate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number-columns-repeated="2" table:default-cell-style-name="ce3"/>
        <table:table-column table:style-name="co2" table:number-columns-repeated="3" table:default-cell-style-name="ce4"/>
        <table:table-row table:style-name="ro1" table:number-rows-repeated="2">
          <table:table-cell table:number-columns-repeated="5"/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clock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8000" calcext:value-type="float">
            <text:p>8000</text:p>
          </table:table-cell>
          <table:table-cell/>
          <table:table-cell table:style-name="ce1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8000" calcext:value-type="float">
            <text:p>8000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freq</text:p>
          </table:table-cell>
          <table:table-cell table:style-name="ce1"/>
          <table:table-cell/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rate</text:p>
          </table:table-cell>
          <table:table-cell table:style-name="ce1"/>
          <table:table-cell table:style-name="Default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(['sample rate'.$B$3]/(['sample rate'.A5]+1))" office:value-type="float" office:value="1000" calcext:value-type="float">
            <text:p>1000</text:p>
          </table:table-cell>
          <table:table-cell table:formula="of:=ROUND(['sample rate'.$C$3]/((8*['sample rate'.A5])+8))" office:value-type="float" office:value="1000" calcext:value-type="float">
            <text:p>10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'sample rate'.$B$3]/(['sample rate'.E5]+1)" office:value-type="float" office:value="19.6078431372549" calcext:value-type="float">
            <text:p>19,6</text:p>
          </table:table-cell>
          <table:table-cell table:formula="of:=['sample rate'.$C$3]/(['sample rate'.E5]+1)" office:value-type="float" office:value="156.862745098039" calcext:value-type="float">
            <text:p>156,9</text:p>
          </table:table-cell>
          <table:table-cell table:formula="of:=1/['sample rate'.B5]" office:value-type="float" office:value="0.001" calcext:value-type="float">
            <text:p>0,001</text:p>
          </table:table-cell>
          <table:table-cell table:formula="of:=2/['sample rate'.B5]" office:value-type="float" office:value="0.002" calcext:value-type="float">
            <text:p>0,002</text:p>
          </table:table-cell>
          <table:table-cell table:formula="of:=5/['sample rate'.B5]"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['sample rate'.$B$3]/(['sample rate'.A6]+1))" office:value-type="float" office:value="500" calcext:value-type="float">
            <text:p>500</text:p>
          </table:table-cell>
          <table:table-cell table:formula="of:=ROUND(['sample rate'.$C$3]/((8*['sample rate'.A6])+8))" office:value-type="float" office:value="500" calcext:value-type="float">
            <text:p>5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'sample rate'.$B$3]/(['sample rate'.E6]+1)" office:value-type="float" office:value="9.9009900990099" calcext:value-type="float">
            <text:p>9,9</text:p>
          </table:table-cell>
          <table:table-cell table:formula="of:=['sample rate'.$C$3]/(['sample rate'.E6]+1)" office:value-type="float" office:value="79.2079207920792" calcext:value-type="float">
            <text:p>79,2</text:p>
          </table:table-cell>
          <table:table-cell table:formula="of:=1/['sample rate'.B6]" office:value-type="float" office:value="0.002" calcext:value-type="float">
            <text:p>0,002</text:p>
          </table:table-cell>
          <table:table-cell table:formula="of:=2/['sample rate'.B6]" office:value-type="float" office:value="0.004" calcext:value-type="float">
            <text:p>0,004</text:p>
          </table:table-cell>
          <table:table-cell table:formula="of:=5/['sample rate'.B6]" office:value-type="float" office:value="0.01" calcext:value-type="float">
            <text:p>0,0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['sample rate'.$B$3]/(['sample rate'.A7]+1))" office:value-type="float" office:value="333" calcext:value-type="float">
            <text:p>333</text:p>
          </table:table-cell>
          <table:table-cell table:formula="of:=ROUND(['sample rate'.$C$3]/((8*['sample rate'.A7])+8))" office:value-type="float" office:value="333" calcext:value-type="float">
            <text:p>333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['sample rate'.$B$3]/(['sample rate'.E7]+1)" office:value-type="float" office:value="5.95238095238095" calcext:value-type="float">
            <text:p>6,0</text:p>
          </table:table-cell>
          <table:table-cell table:formula="of:=['sample rate'.$C$3]/(['sample rate'.E7]+1)" office:value-type="float" office:value="47.6190476190476" calcext:value-type="float">
            <text:p>47,6</text:p>
          </table:table-cell>
          <table:table-cell table:formula="of:=1/['sample rate'.B7]" office:value-type="float" office:value="0.003003003003003" calcext:value-type="float">
            <text:p>0,003</text:p>
          </table:table-cell>
          <table:table-cell table:formula="of:=2/['sample rate'.B7]" office:value-type="float" office:value="0.00600600600600601" calcext:value-type="float">
            <text:p>0,006</text:p>
          </table:table-cell>
          <table:table-cell table:formula="of:=5/['sample rate'.B7]" office:value-type="float" office:value="0.015015015015015" calcext:value-type="float">
            <text:p>0,0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['sample rate'.$B$3]/(['sample rate'.A8]+1))" office:value-type="float" office:value="250" calcext:value-type="float">
            <text:p>250</text:p>
          </table:table-cell>
          <table:table-cell table:formula="of:=ROUND(['sample rate'.$C$3]/((8*['sample rate'.A8])+8))" office:value-type="float" office:value="250" calcext:value-type="float">
            <text:p>25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'sample rate'.$B$3]/(['sample rate'.E8]+1)" office:value-type="float" office:value="4.97512437810945" calcext:value-type="float">
            <text:p>5,0</text:p>
          </table:table-cell>
          <table:table-cell table:formula="of:=['sample rate'.$C$3]/(['sample rate'.E8]+1)" office:value-type="float" office:value="39.8009950248756" calcext:value-type="float">
            <text:p>39,8</text:p>
          </table:table-cell>
          <table:table-cell table:formula="of:=1/['sample rate'.B8]" office:value-type="float" office:value="0.004" calcext:value-type="float">
            <text:p>0,004</text:p>
          </table:table-cell>
          <table:table-cell table:formula="of:=2/['sample rate'.B8]" office:value-type="float" office:value="0.008" calcext:value-type="float">
            <text:p>0,008</text:p>
          </table:table-cell>
          <table:table-cell table:formula="of:=5/['sample rate'.B8]" office:value-type="float" office:value="0.02" calcext:value-type="float">
            <text:p>0,0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['sample rate'.$B$3]/(['sample rate'.A9]+1))" office:value-type="float" office:value="200" calcext:value-type="float">
            <text:p>200</text:p>
          </table:table-cell>
          <table:table-cell table:formula="of:=ROUND(['sample rate'.$C$3]/((8*['sample rate'.A9])+8))" office:value-type="float" office:value="200" calcext:value-type="float">
            <text:p>20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'sample rate'.$B$3]/(['sample rate'.E9]+1)" office:value-type="float" office:value="3.98406374501992" calcext:value-type="float">
            <text:p>4,0</text:p>
          </table:table-cell>
          <table:table-cell table:formula="of:=['sample rate'.$C$3]/(['sample rate'.E9]+1)" office:value-type="float" office:value="31.8725099601594" calcext:value-type="float">
            <text:p>31,9</text:p>
          </table:table-cell>
          <table:table-cell table:formula="of:=1/['sample rate'.B9]" office:value-type="float" office:value="0.005" calcext:value-type="float">
            <text:p>0,005</text:p>
          </table:table-cell>
          <table:table-cell table:formula="of:=2/['sample rate'.B9]" office:value-type="float" office:value="0.01" calcext:value-type="float">
            <text:p>0,010</text:p>
          </table:table-cell>
          <table:table-cell table:formula="of:=5/['sample rate'.B9]" office:value-type="float" office:value="0.025" calcext:value-type="float">
            <text:p>0,0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['sample rate'.$B$3]/(['sample rate'.A10]+1))" office:value-type="float" office:value="167" calcext:value-type="float">
            <text:p>167</text:p>
          </table:table-cell>
          <table:table-cell table:formula="of:=ROUND(['sample rate'.$C$3]/((8*['sample rate'.A10])+8))" office:value-type="float" office:value="167" calcext:value-type="float">
            <text:p>167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 table:formula="of:=['sample rate'.$B$3]/(['sample rate'.E10]+1)" office:value-type="float" office:value="3.32225913621262" calcext:value-type="float">
            <text:p>3,3</text:p>
          </table:table-cell>
          <table:table-cell table:formula="of:=['sample rate'.$C$3]/(['sample rate'.E10]+1)" office:value-type="float" office:value="26.578073089701" calcext:value-type="float">
            <text:p>26,6</text:p>
          </table:table-cell>
          <table:table-cell table:formula="of:=1/['sample rate'.B10]" office:value-type="float" office:value="0.00598802395209581" calcext:value-type="float">
            <text:p>0,006</text:p>
          </table:table-cell>
          <table:table-cell table:formula="of:=2/['sample rate'.B10]" office:value-type="float" office:value="0.0119760479041916" calcext:value-type="float">
            <text:p>0,012</text:p>
          </table:table-cell>
          <table:table-cell table:formula="of:=5/['sample rate'.B10]" office:value-type="float" office:value="0.029940119760479" calcext:value-type="float">
            <text:p>0,03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ROUND(['sample rate'.$B$3]/(['sample rate'.A11]+1))" office:value-type="float" office:value="143" calcext:value-type="float">
            <text:p>143</text:p>
          </table:table-cell>
          <table:table-cell table:style-name="ce2" table:formula="of:=ROUND(['sample rate'.$C$3]/((8*['sample rate'.A11])+8))" office:value-type="float" office:value="143" calcext:value-type="float">
            <text:p>143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['sample rate'.$B$3]/(['sample rate'.E11]+1)" office:value-type="float" office:value="2.9940119760479" calcext:value-type="float">
            <text:p>3,0</text:p>
          </table:table-cell>
          <table:table-cell table:formula="of:=['sample rate'.$C$3]/(['sample rate'.E11]+1)" office:value-type="float" office:value="23.9520958083832" calcext:value-type="float">
            <text:p>24,0</text:p>
          </table:table-cell>
          <table:table-cell table:formula="of:=1/['sample rate'.B11]" office:value-type="float" office:value="0.00699300699300699" calcext:value-type="float">
            <text:p>0,007</text:p>
          </table:table-cell>
          <table:table-cell table:formula="of:=2/['sample rate'.B11]" office:value-type="float" office:value="0.013986013986014" calcext:value-type="float">
            <text:p>0,014</text:p>
          </table:table-cell>
          <table:table-cell table:formula="of:=5/['sample rate'.B11]" office:value-type="float" office:value="0.034965034965035" calcext:value-type="float">
            <text:p>0,035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ROUND(['sample rate'.$B$3]/(['sample rate'.A12]+1))" office:value-type="float" office:value="125" calcext:value-type="float">
            <text:p>125</text:p>
          </table:table-cell>
          <table:table-cell table:style-name="ce2" table:formula="of:=ROUND(['sample rate'.$C$3]/((8*['sample rate'.A12])+8))" office:value-type="float" office:value="125" calcext:value-type="float">
            <text:p>125</text:p>
          </table:table-cell>
          <table:table-cell/>
          <table:table-cell table:style-name="ce2" office:value-type="float" office:value="350" calcext:value-type="float">
            <text:p>350</text:p>
          </table:table-cell>
          <table:table-cell table:formula="of:=['sample rate'.$B$3]/(['sample rate'.E12]+1)" office:value-type="float" office:value="2.84900284900285" calcext:value-type="float">
            <text:p>2,8</text:p>
          </table:table-cell>
          <table:table-cell table:formula="of:=['sample rate'.$C$3]/(['sample rate'.E12]+1)" office:value-type="float" office:value="22.7920227920228" calcext:value-type="float">
            <text:p>22,8</text:p>
          </table:table-cell>
          <table:table-cell table:formula="of:=1/['sample rate'.B12]" office:value-type="float" office:value="0.008" calcext:value-type="float">
            <text:p>0,008</text:p>
          </table:table-cell>
          <table:table-cell table:formula="of:=2/['sample rate'.B12]" office:value-type="float" office:value="0.016" calcext:value-type="float">
            <text:p>0,016</text:p>
          </table:table-cell>
          <table:table-cell table:formula="of:=5/['sample rate'.B12]" office:value-type="float" office:value="0.04" calcext:value-type="float">
            <text:p>0,04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ROUND(['sample rate'.$B$3]/(['sample rate'.A13]+1))" office:value-type="float" office:value="111" calcext:value-type="float">
            <text:p>111</text:p>
          </table:table-cell>
          <table:table-cell table:style-name="ce2" table:formula="of:=ROUND(['sample rate'.$C$3]/((8*['sample rate'.A13])+8))" office:value-type="float" office:value="111" calcext:value-type="float">
            <text:p>111</text:p>
          </table:table-cell>
          <table:table-cell/>
          <table:table-cell table:style-name="ce2" office:value-type="float" office:value="400" calcext:value-type="float">
            <text:p>400</text:p>
          </table:table-cell>
          <table:table-cell table:formula="of:=['sample rate'.$B$3]/(['sample rate'.E13]+1)" office:value-type="float" office:value="2.49376558603491" calcext:value-type="float">
            <text:p>2,5</text:p>
          </table:table-cell>
          <table:table-cell table:formula="of:=['sample rate'.$C$3]/(['sample rate'.E13]+1)" office:value-type="float" office:value="19.9501246882793" calcext:value-type="float">
            <text:p>20,0</text:p>
          </table:table-cell>
          <table:table-cell table:formula="of:=1/['sample rate'.B13]" office:value-type="float" office:value="0.00900900900900901" calcext:value-type="float">
            <text:p>0,009</text:p>
          </table:table-cell>
          <table:table-cell table:formula="of:=2/['sample rate'.B13]" office:value-type="float" office:value="0.018018018018018" calcext:value-type="float">
            <text:p>0,018</text:p>
          </table:table-cell>
          <table:table-cell table:formula="of:=5/['sample rate'.B13]" office:value-type="float" office:value="0.045045045045045" calcext:value-type="float">
            <text:p>0,0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['sample rate'.$B$3]/(['sample rate'.A14]+1))" office:value-type="float" office:value="100" calcext:value-type="float">
            <text:p>100</text:p>
          </table:table-cell>
          <table:table-cell table:formula="of:=ROUND(['sample rate'.$C$3]/((8*['sample rate'.A14])+8))" office:value-type="float" office:value="100" calcext:value-type="float">
            <text:p>100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'sample rate'.$B$3]/(['sample rate'.E14]+1)" office:value-type="float" office:value="1.99600798403194" calcext:value-type="float">
            <text:p>2,0</text:p>
          </table:table-cell>
          <table:table-cell table:formula="of:=['sample rate'.$C$3]/(['sample rate'.E14]+1)" office:value-type="float" office:value="15.9680638722555" calcext:value-type="float">
            <text:p>16,0</text:p>
          </table:table-cell>
          <table:table-cell table:formula="of:=1/['sample rate'.B14]" office:value-type="float" office:value="0.01" calcext:value-type="float">
            <text:p>0,010</text:p>
          </table:table-cell>
          <table:table-cell table:formula="of:=2/['sample rate'.B14]" office:value-type="float" office:value="0.02" calcext:value-type="float">
            <text:p>0,020</text:p>
          </table:table-cell>
          <table:table-cell table:formula="of:=5/['sample rate'.B14]" office:value-type="float" office:value="0.05" calcext:value-type="float">
            <text:p>0,050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ROUND(['sample rate'.$B$3]/(['sample rate'.A15]+1))" office:value-type="float" office:value="91" calcext:value-type="float">
            <text:p>91</text:p>
          </table:table-cell>
          <table:table-cell table:style-name="ce2" table:formula="of:=ROUND(['sample rate'.$C$3]/((8*['sample rate'.A15])+8))" office:value-type="float" office:value="91" calcext:value-type="float">
            <text:p>91</text:p>
          </table:table-cell>
          <table:table-cell/>
          <table:table-cell table:style-name="ce2" office:value-type="float" office:value="600" calcext:value-type="float">
            <text:p>600</text:p>
          </table:table-cell>
          <table:table-cell table:formula="of:=['sample rate'.$B$3]/(['sample rate'.E15]+1)" office:value-type="float" office:value="1.66389351081531" calcext:value-type="float">
            <text:p>1,7</text:p>
          </table:table-cell>
          <table:table-cell table:formula="of:=['sample rate'.$C$3]/(['sample rate'.E15]+1)" office:value-type="float" office:value="13.3111480865225" calcext:value-type="float">
            <text:p>13,3</text:p>
          </table:table-cell>
          <table:table-cell table:formula="of:=1/['sample rate'.B15]" office:value-type="float" office:value="0.010989010989011" calcext:value-type="float">
            <text:p>0,011</text:p>
          </table:table-cell>
          <table:table-cell table:formula="of:=2/['sample rate'.B15]" office:value-type="float" office:value="0.021978021978022" calcext:value-type="float">
            <text:p>0,022</text:p>
          </table:table-cell>
          <table:table-cell table:formula="of:=5/['sample rate'.B15]" office:value-type="float" office:value="0.0549450549450549" calcext:value-type="float">
            <text:p>0,055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ROUND(['sample rate'.$B$3]/(['sample rate'.A16]+1))" office:value-type="float" office:value="83" calcext:value-type="float">
            <text:p>83</text:p>
          </table:table-cell>
          <table:table-cell table:style-name="ce2" table:formula="of:=ROUND(['sample rate'.$C$3]/((8*['sample rate'.A16])+8))" office:value-type="float" office:value="83" calcext:value-type="float">
            <text:p>83</text:p>
          </table:table-cell>
          <table:table-cell/>
          <table:table-cell table:style-name="ce2" office:value-type="float" office:value="700" calcext:value-type="float">
            <text:p>700</text:p>
          </table:table-cell>
          <table:table-cell table:formula="of:=['sample rate'.$B$3]/(['sample rate'.E16]+1)" office:value-type="float" office:value="1.4265335235378" calcext:value-type="float">
            <text:p>1,4</text:p>
          </table:table-cell>
          <table:table-cell table:formula="of:=['sample rate'.$C$3]/(['sample rate'.E16]+1)" office:value-type="float" office:value="11.4122681883024" calcext:value-type="float">
            <text:p>11,4</text:p>
          </table:table-cell>
          <table:table-cell table:formula="of:=1/['sample rate'.B16]" office:value-type="float" office:value="0.0120481927710843" calcext:value-type="float">
            <text:p>0,012</text:p>
          </table:table-cell>
          <table:table-cell table:formula="of:=2/['sample rate'.B16]" office:value-type="float" office:value="0.0240963855421687" calcext:value-type="float">
            <text:p>0,024</text:p>
          </table:table-cell>
          <table:table-cell table:formula="of:=5/['sample rate'.B16]" office:value-type="float" office:value="0.0602409638554217" calcext:value-type="float">
            <text:p>0,060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ROUND(['sample rate'.$B$3]/(['sample rate'.A17]+1))" office:value-type="float" office:value="77" calcext:value-type="float">
            <text:p>77</text:p>
          </table:table-cell>
          <table:table-cell table:style-name="ce2" table:formula="of:=ROUND(['sample rate'.$C$3]/((8*['sample rate'.A17])+8))" office:value-type="float" office:value="77" calcext:value-type="float">
            <text:p>77</text:p>
          </table:table-cell>
          <table:table-cell/>
          <table:table-cell table:style-name="ce2" office:value-type="float" office:value="800" calcext:value-type="float">
            <text:p>800</text:p>
          </table:table-cell>
          <table:table-cell table:formula="of:=['sample rate'.$B$3]/(['sample rate'.E17]+1)" office:value-type="float" office:value="1.24843945068664" calcext:value-type="float">
            <text:p>1,2</text:p>
          </table:table-cell>
          <table:table-cell table:formula="of:=['sample rate'.$C$3]/(['sample rate'.E17]+1)" office:value-type="float" office:value="9.98751560549313" calcext:value-type="float">
            <text:p>10,0</text:p>
          </table:table-cell>
          <table:table-cell table:formula="of:=1/['sample rate'.B17]" office:value-type="float" office:value="0.012987012987013" calcext:value-type="float">
            <text:p>0,013</text:p>
          </table:table-cell>
          <table:table-cell table:formula="of:=2/['sample rate'.B17]" office:value-type="float" office:value="0.025974025974026" calcext:value-type="float">
            <text:p>0,026</text:p>
          </table:table-cell>
          <table:table-cell table:formula="of:=5/['sample rate'.B17]" office:value-type="float" office:value="0.0649350649350649" calcext:value-type="float">
            <text:p>0,065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ROUND(['sample rate'.$B$3]/(['sample rate'.A18]+1))" office:value-type="float" office:value="71" calcext:value-type="float">
            <text:p>71</text:p>
          </table:table-cell>
          <table:table-cell table:style-name="ce2" table:formula="of:=ROUND(['sample rate'.$C$3]/((8*['sample rate'.A18])+8))" office:value-type="float" office:value="71" calcext:value-type="float">
            <text:p>71</text:p>
          </table:table-cell>
          <table:table-cell/>
          <table:table-cell table:style-name="ce2" office:value-type="float" office:value="900" calcext:value-type="float">
            <text:p>900</text:p>
          </table:table-cell>
          <table:table-cell table:formula="of:=['sample rate'.$B$3]/(['sample rate'.E18]+1)" office:value-type="float" office:value="1.10987791342952" calcext:value-type="float">
            <text:p>1,1</text:p>
          </table:table-cell>
          <table:table-cell table:formula="of:=['sample rate'.$C$3]/(['sample rate'.E18]+1)" office:value-type="float" office:value="8.87902330743618" calcext:value-type="float">
            <text:p>8,9</text:p>
          </table:table-cell>
          <table:table-cell table:formula="of:=1/['sample rate'.B18]" office:value-type="float" office:value="0.0140845070422535" calcext:value-type="float">
            <text:p>0,014</text:p>
          </table:table-cell>
          <table:table-cell table:formula="of:=2/['sample rate'.B18]" office:value-type="float" office:value="0.028169014084507" calcext:value-type="float">
            <text:p>0,028</text:p>
          </table:table-cell>
          <table:table-cell table:formula="of:=5/['sample rate'.B18]" office:value-type="float" office:value="0.0704225352112676" calcext:value-type="float">
            <text:p>0,070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ROUND(['sample rate'.$B$3]/(['sample rate'.A19]+1))" office:value-type="float" office:value="67" calcext:value-type="float">
            <text:p>67</text:p>
          </table:table-cell>
          <table:table-cell table:style-name="ce2" table:formula="of:=ROUND(['sample rate'.$C$3]/((8*['sample rate'.A19])+8))" office:value-type="float" office:value="67" calcext:value-type="float">
            <text:p>6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'sample rate'.$B$3]/(['sample rate'.E19]+1)" office:value-type="float" office:value="0.999000999000999" calcext:value-type="float">
            <text:p>1,0</text:p>
          </table:table-cell>
          <table:table-cell table:formula="of:=['sample rate'.$C$3]/(['sample rate'.E19]+1)" office:value-type="float" office:value="7.99200799200799" calcext:value-type="float">
            <text:p>8,0</text:p>
          </table:table-cell>
          <table:table-cell table:formula="of:=1/['sample rate'.B19]" office:value-type="float" office:value="0.0149253731343284" calcext:value-type="float">
            <text:p>0,015</text:p>
          </table:table-cell>
          <table:table-cell table:formula="of:=2/['sample rate'.B19]" office:value-type="float" office:value="0.0298507462686567" calcext:value-type="float">
            <text:p>0,030</text:p>
          </table:table-cell>
          <table:table-cell table:formula="of:=5/['sample rate'.B19]" office:value-type="float" office:value="0.0746268656716418" calcext:value-type="float">
            <text:p>0,075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ROUND(['sample rate'.$B$3]/(['sample rate'.A20]+1))" office:value-type="float" office:value="63" calcext:value-type="float">
            <text:p>63</text:p>
          </table:table-cell>
          <table:table-cell table:style-name="ce2" table:formula="of:=ROUND(['sample rate'.$C$3]/((8*['sample rate'.A20])+8))" office:value-type="float" office:value="63" calcext:value-type="float">
            <text:p>63</text:p>
          </table:table-cell>
          <table:table-cell/>
          <table:table-cell table:style-name="ce2" office:value-type="float" office:value="1100" calcext:value-type="float">
            <text:p>1100</text:p>
          </table:table-cell>
          <table:table-cell table:formula="of:=['sample rate'.$B$3]/(['sample rate'.E20]+1)" office:value-type="float" office:value="0.908265213442325" calcext:value-type="float">
            <text:p>0,9</text:p>
          </table:table-cell>
          <table:table-cell table:formula="of:=['sample rate'.$C$3]/(['sample rate'.E20]+1)" office:value-type="float" office:value="7.2661217075386" calcext:value-type="float">
            <text:p>7,3</text:p>
          </table:table-cell>
          <table:table-cell table:formula="of:=1/['sample rate'.B20]" office:value-type="float" office:value="0.0158730158730159" calcext:value-type="float">
            <text:p>0,016</text:p>
          </table:table-cell>
          <table:table-cell table:formula="of:=2/['sample rate'.B20]" office:value-type="float" office:value="0.0317460317460317" calcext:value-type="float">
            <text:p>0,032</text:p>
          </table:table-cell>
          <table:table-cell table:formula="of:=5/['sample rate'.B20]" office:value-type="float" office:value="0.0793650793650794" calcext:value-type="float">
            <text:p>0,079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ROUND(['sample rate'.$B$3]/(['sample rate'.A21]+1))" office:value-type="float" office:value="59" calcext:value-type="float">
            <text:p>59</text:p>
          </table:table-cell>
          <table:table-cell table:style-name="ce2" table:formula="of:=ROUND(['sample rate'.$C$3]/((8*['sample rate'.A21])+8))" office:value-type="float" office:value="59" calcext:value-type="float">
            <text:p>59</text:p>
          </table:table-cell>
          <table:table-cell table:number-columns-repeated="2"/>
          <table:table-cell table:style-name="Default" table:number-columns-repeated="2"/>
          <table:table-cell table:formula="of:=1/['sample rate'.B21]" office:value-type="float" office:value="0.0169491525423729" calcext:value-type="float">
            <text:p>0,017</text:p>
          </table:table-cell>
          <table:table-cell table:formula="of:=2/['sample rate'.B21]" office:value-type="float" office:value="0.0338983050847458" calcext:value-type="float">
            <text:p>0,034</text:p>
          </table:table-cell>
          <table:table-cell table:formula="of:=5/['sample rate'.B21]" office:value-type="float" office:value="0.0847457627118644" calcext:value-type="float">
            <text:p>0,085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ROUND(['sample rate'.$B$3]/(['sample rate'.A22]+1))" office:value-type="float" office:value="56" calcext:value-type="float">
            <text:p>56</text:p>
          </table:table-cell>
          <table:table-cell table:style-name="ce2" table:formula="of:=ROUND(['sample rate'.$C$3]/((8*['sample rate'.A22])+8))" office:value-type="float" office:value="56" calcext:value-type="float">
            <text:p>56</text:p>
          </table:table-cell>
          <table:table-cell table:number-columns-repeated="2"/>
          <table:table-cell table:style-name="Default" table:number-columns-repeated="2"/>
          <table:table-cell table:formula="of:=1/['sample rate'.B22]" office:value-type="float" office:value="0.0178571428571429" calcext:value-type="float">
            <text:p>0,018</text:p>
          </table:table-cell>
          <table:table-cell table:formula="of:=2/['sample rate'.B22]" office:value-type="float" office:value="0.0357142857142857" calcext:value-type="float">
            <text:p>0,036</text:p>
          </table:table-cell>
          <table:table-cell table:formula="of:=5/['sample rate'.B22]" office:value-type="float" office:value="0.0892857142857143" calcext:value-type="float">
            <text:p>0,089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ROUND(['sample rate'.$B$3]/(['sample rate'.A23]+1))" office:value-type="float" office:value="53" calcext:value-type="float">
            <text:p>53</text:p>
          </table:table-cell>
          <table:table-cell table:style-name="ce2" table:formula="of:=ROUND(['sample rate'.$C$3]/((8*['sample rate'.A23])+8))" office:value-type="float" office:value="53" calcext:value-type="float">
            <text:p>53</text:p>
          </table:table-cell>
          <table:table-cell table:number-columns-repeated="2"/>
          <table:table-cell table:style-name="Default" table:number-columns-repeated="2"/>
          <table:table-cell table:formula="of:=1/['sample rate'.B23]" office:value-type="float" office:value="0.0188679245283019" calcext:value-type="float">
            <text:p>0,019</text:p>
          </table:table-cell>
          <table:table-cell table:formula="of:=2/['sample rate'.B23]" office:value-type="float" office:value="0.0377358490566038" calcext:value-type="float">
            <text:p>0,038</text:p>
          </table:table-cell>
          <table:table-cell table:formula="of:=5/['sample rate'.B23]" office:value-type="float" office:value="0.0943396226415094" calcext:value-type="float">
            <text:p>0,0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OUND(['sample rate'.$B$3]/(['sample rate'.A24]+1))" office:value-type="float" office:value="50" calcext:value-type="float">
            <text:p>50</text:p>
          </table:table-cell>
          <table:table-cell table:formula="of:=ROUND(['sample rate'.$C$3]/((8*['sample rate'.A24])+8))" office:value-type="float" office:value="50" calcext:value-type="float">
            <text:p>50</text:p>
          </table:table-cell>
          <table:table-cell table:number-columns-repeated="2"/>
          <table:table-cell table:style-name="Default" table:number-columns-repeated="2"/>
          <table:table-cell table:formula="of:=1/['sample rate'.B24]" office:value-type="float" office:value="0.02" calcext:value-type="float">
            <text:p>0,020</text:p>
          </table:table-cell>
          <table:table-cell table:formula="of:=2/['sample rate'.B24]" office:value-type="float" office:value="0.04" calcext:value-type="float">
            <text:p>0,040</text:p>
          </table:table-cell>
          <table:table-cell table:formula="of:=5/['sample rate'.B24]" office:value-type="float" office:value="0.1" calcext:value-type="float">
            <text:p>0,100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ROUND(['sample rate'.$B$3]/(['sample rate'.A25]+1))" office:value-type="float" office:value="48" calcext:value-type="float">
            <text:p>48</text:p>
          </table:table-cell>
          <table:table-cell table:style-name="ce2" table:formula="of:=ROUND(['sample rate'.$C$3]/((8*['sample rate'.A25])+8))" office:value-type="float" office:value="48" calcext:value-type="float">
            <text:p>48</text:p>
          </table:table-cell>
          <table:table-cell table:number-columns-repeated="2"/>
          <table:table-cell table:style-name="Default" table:number-columns-repeated="2"/>
          <table:table-cell table:formula="of:=1/['sample rate'.B25]" office:value-type="float" office:value="0.0208333333333333" calcext:value-type="float">
            <text:p>0,021</text:p>
          </table:table-cell>
          <table:table-cell table:formula="of:=2/['sample rate'.B25]" office:value-type="float" office:value="0.0416666666666667" calcext:value-type="float">
            <text:p>0,042</text:p>
          </table:table-cell>
          <table:table-cell table:formula="of:=5/['sample rate'.B25]" office:value-type="float" office:value="0.104166666666667" calcext:value-type="float">
            <text:p>0,104</text:p>
          </table:table-cell>
        </table:table-row>
        <table:table-row table:style-name="ro1" table:number-rows-repeated="4">
          <table:table-cell table:number-columns-repeated="5"/>
          <table:table-cell table:style-name="Default" table:number-columns-repeated="5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Default" table:formula="of:=5/500" office:value-type="float" office:value="0.01" calcext:value-type="float">
            <text:p>0,01</text:p>
          </table:table-cell>
          <table:table-cell table:style-name="Default" table:number-columns-repeated="2"/>
        </table:table-row>
      </table:table>
      <table:table table:name="filter" table:style-name="ta1" table:print="false">
        <table:table-column table:style-name="co3" table:default-cell-style-name="ce1"/>
        <table:table-column table:style-name="co2" table:number-columns-repeated="7" table:default-cell-style-name="ce7"/>
        <table:table-row table:style-name="ro1">
          <table:table-cell table:style-name="ce5" office:value-type="string" calcext:value-type="string">
            <text:p>PT1</text:p>
          </table:table-cell>
          <table:table-cell table:style-name="Default" table:number-columns-repeated="7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5" office:value-type="string" calcext:value-type="string">
            <text:p>coeff</text:p>
          </table:table-cell>
          <table:table-cell table:style-name="ce6" office:value-type="string" calcext:value-type="string" table:number-columns-spanned="7" table:number-rows-spanned="1">
            <text:p>sampling [Hz]</text:p>
          </table:table-cell>
          <table:covered-table-cell table:number-columns-repeated="6" table:style-name="ce8"/>
        </table:table-row>
        <table:table-row table:style-name="ro1">
          <table:table-cell table:style-name="ce5" office:value-type="string" calcext:value-type="string">
            <text:p>cut freq [Hz]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(1/[filter.B$4]) / ((1/[filter.B$4]) + 1/(3.1415 *[filter.$A5]/2)))" office:value-type="float" office:value="0.439893579780158" calcext:value-type="float">
            <text:p>0,4399</text:p>
          </table:table-cell>
          <table:table-cell table:formula="of:=((1/[filter.C$4]) / ((1/[filter.C$4]) + 1/(3.1415 *[filter.$A5]/2)))" office:value-type="float" office:value="0.321167510095589" calcext:value-type="float">
            <text:p>0,3212</text:p>
          </table:table-cell>
          <table:table-cell table:formula="of:=((1/[filter.D$4]) / ((1/[filter.D$4]) + 1/(3.1415 *[filter.$A5]/2)))" office:value-type="float" office:value="0.281963828927882" calcext:value-type="float">
            <text:p>0,2820</text:p>
          </table:table-cell>
          <table:table-cell table:formula="of:=((1/[filter.E$4]) / ((1/[filter.E$4]) + 1/(3.1415 *[filter.$A5]/2)))" office:value-type="float" office:value="0.239051858615835" calcext:value-type="float">
            <text:p>0,2391</text:p>
          </table:table-cell>
          <table:table-cell table:formula="of:=((1/[filter.F$4]) / ((1/[filter.F$4]) + 1/(3.1415 *[filter.$A5]/2)))" office:value-type="float" office:value="0.190839230932783" calcext:value-type="float">
            <text:p>0,1908</text:p>
          </table:table-cell>
          <table:table-cell table:formula="of:=((1/[filter.G$4]) / ((1/[filter.G$4]) + 1/(3.1415 *[filter.$A5]/2)))" office:value-type="float" office:value="0.135751787913489" calcext:value-type="float">
            <text:p>0,1358</text:p>
          </table:table-cell>
          <table:table-cell table:formula="of:=((1/[filter.H$4]) / ((1/[filter.H$4]) + 1/(3.1415 *[filter.$A5]/2)))" office:value-type="float" office:value="0.0728185158142392" calcext:value-type="float">
            <text:p>0,07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(1/[filter.B$4]) / ((1/[filter.B$4]) + 1/(3.1415 *[filter.$A6]/2)))" office:value-type="float" office:value="0.611008460565983" calcext:value-type="float">
            <text:p>0,6110</text:p>
          </table:table-cell>
          <table:table-cell table:formula="of:=((1/[filter.C$4]) / ((1/[filter.C$4]) + 1/(3.1415 *[filter.$A6]/2)))" office:value-type="float" office:value="0.486187417782249" calcext:value-type="float">
            <text:p>0,4862</text:p>
          </table:table-cell>
          <table:table-cell table:formula="of:=((1/[filter.D$4]) / ((1/[filter.D$4]) + 1/(3.1415 *[filter.$A6]/2)))" office:value-type="float" office:value="0.439893579780158" calcext:value-type="float">
            <text:p>0,4399</text:p>
          </table:table-cell>
          <table:table-cell table:formula="of:=((1/[filter.E$4]) / ((1/[filter.E$4]) + 1/(3.1415 *[filter.$A6]/2)))" office:value-type="float" office:value="0.385862556040042" calcext:value-type="float">
            <text:p>0,3859</text:p>
          </table:table-cell>
          <table:table-cell table:formula="of:=((1/[filter.F$4]) / ((1/[filter.F$4]) + 1/(3.1415 *[filter.$A6]/2)))" office:value-type="float" office:value="0.320512166505127" calcext:value-type="float">
            <text:p>0,3205</text:p>
          </table:table-cell>
          <table:table-cell table:formula="of:=((1/[filter.G$4]) / ((1/[filter.G$4]) + 1/(3.1415 *[filter.$A6]/2)))" office:value-type="float" office:value="0.239051858615835" calcext:value-type="float">
            <text:p>0,2391</text:p>
          </table:table-cell>
          <table:table-cell table:formula="of:=((1/[filter.H$4]) / ((1/[filter.H$4]) + 1/(3.1415 *[filter.$A6]/2)))" office:value-type="float" office:value="0.135751787913489" calcext:value-type="float">
            <text:p>0,13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((1/[filter.B$4]) / ((1/[filter.B$4]) + 1/(3.1415 *[filter.$A7]/2)))" office:value-type="float" office:value="0.702037319825692" calcext:value-type="float">
            <text:p>0,7020</text:p>
          </table:table-cell>
          <table:table-cell table:formula="of:=((1/[filter.C$4]) / ((1/[filter.C$4]) + 1/(3.1415 *[filter.$A7]/2)))" office:value-type="float" office:value="0.586666251672944" calcext:value-type="float">
            <text:p>0,5867</text:p>
          </table:table-cell>
          <table:table-cell table:formula="of:=((1/[filter.D$4]) / ((1/[filter.D$4]) + 1/(3.1415 *[filter.$A7]/2)))" office:value-type="float" office:value="0.540876352262619" calcext:value-type="float">
            <text:p>0,5409</text:p>
          </table:table-cell>
          <table:table-cell table:formula="of:=((1/[filter.E$4]) / ((1/[filter.E$4]) + 1/(3.1415 *[filter.$A7]/2)))" office:value-type="float" office:value="0.485186233879894" calcext:value-type="float">
            <text:p>0,4852</text:p>
          </table:table-cell>
          <table:table-cell table:formula="of:=((1/[filter.F$4]) / ((1/[filter.F$4]) + 1/(3.1415 *[filter.$A7]/2)))" office:value-type="float" office:value="0.414363912154587" calcext:value-type="float">
            <text:p>0,4144</text:p>
          </table:table-cell>
          <table:table-cell table:formula="of:=((1/[filter.G$4]) / ((1/[filter.G$4]) + 1/(3.1415 *[filter.$A7]/2)))" office:value-type="float" office:value="0.32029431256266" calcext:value-type="float">
            <text:p>0,3203</text:p>
          </table:table-cell>
          <table:table-cell table:formula="of:=((1/[filter.H$4]) / ((1/[filter.H$4]) + 1/(3.1415 *[filter.$A7]/2)))" office:value-type="float" office:value="0.190684781838966" calcext:value-type="float">
            <text:p>0,190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(1/[filter.B$4]) / ((1/[filter.B$4]) + 1/(3.1415 *[filter.$A8]/2)))" office:value-type="float" office:value="0.758541591210914" calcext:value-type="float">
            <text:p>0,7585</text:p>
          </table:table-cell>
          <table:table-cell table:formula="of:=((1/[filter.C$4]) / ((1/[filter.C$4]) + 1/(3.1415 *[filter.$A8]/2)))" office:value-type="float" office:value="0.654274705821098" calcext:value-type="float">
            <text:p>0,6543</text:p>
          </table:table-cell>
          <table:table-cell table:formula="of:=((1/[filter.D$4]) / ((1/[filter.D$4]) + 1/(3.1415 *[filter.$A8]/2)))" office:value-type="float" office:value="0.611008460565983" calcext:value-type="float">
            <text:p>0,6110</text:p>
          </table:table-cell>
          <table:table-cell table:formula="of:=((1/[filter.E$4]) / ((1/[filter.E$4]) + 1/(3.1415 *[filter.$A8]/2)))" office:value-type="float" office:value="0.556855446246566" calcext:value-type="float">
            <text:p>0,5569</text:p>
          </table:table-cell>
          <table:table-cell table:formula="of:=((1/[filter.F$4]) / ((1/[filter.F$4]) + 1/(3.1415 *[filter.$A8]/2)))" office:value-type="float" office:value="0.485436143088928" calcext:value-type="float">
            <text:p>0,4854</text:p>
          </table:table-cell>
          <table:table-cell table:formula="of:=((1/[filter.G$4]) / ((1/[filter.G$4]) + 1/(3.1415 *[filter.$A8]/2)))" office:value-type="float" office:value="0.385862556040042" calcext:value-type="float">
            <text:p>0,3859</text:p>
          </table:table-cell>
          <table:table-cell table:formula="of:=((1/[filter.H$4]) / ((1/[filter.H$4]) + 1/(3.1415 *[filter.$A8]/2)))" office:value-type="float" office:value="0.239051858615835" calcext:value-type="float">
            <text:p>0,239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((1/[filter.B$4]) / ((1/[filter.B$4]) + 1/(3.1415 *[filter.$A9]/2)))" office:value-type="float" office:value="0.797031586959279" calcext:value-type="float">
            <text:p>0,7970</text:p>
          </table:table-cell>
          <table:table-cell table:formula="of:=((1/[filter.C$4]) / ((1/[filter.C$4]) + 1/(3.1415 *[filter.$A9]/2)))" office:value-type="float" office:value="0.702875041951001" calcext:value-type="float">
            <text:p>0,7029</text:p>
          </table:table-cell>
          <table:table-cell table:formula="of:=((1/[filter.D$4]) / ((1/[filter.D$4]) + 1/(3.1415 *[filter.$A9]/2)))" office:value-type="float" office:value="0.662554044078878" calcext:value-type="float">
            <text:p>0,6626</text:p>
          </table:table-cell>
          <table:table-cell table:formula="of:=((1/[filter.E$4]) / ((1/[filter.E$4]) + 1/(3.1415 *[filter.$A9]/2)))" office:value-type="float" office:value="0.611008460565983" calcext:value-type="float">
            <text:p>0,6110</text:p>
          </table:table-cell>
          <table:table-cell table:formula="of:=((1/[filter.F$4]) / ((1/[filter.F$4]) + 1/(3.1415 *[filter.$A9]/2)))" office:value-type="float" office:value="0.541124795452588" calcext:value-type="float">
            <text:p>0,5411</text:p>
          </table:table-cell>
          <table:table-cell table:formula="of:=((1/[filter.G$4]) / ((1/[filter.G$4]) + 1/(3.1415 *[filter.$A9]/2)))" office:value-type="float" office:value="0.439893579780158" calcext:value-type="float">
            <text:p>0,4399</text:p>
          </table:table-cell>
          <table:table-cell table:formula="of:=((1/[filter.H$4]) / ((1/[filter.H$4]) + 1/(3.1415 *[filter.$A9]/2)))" office:value-type="float" office:value="0.281963828927882" calcext:value-type="float">
            <text:p>0,282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(1/[filter.B$4]) / ((1/[filter.B$4]) + 1/(3.1415 *[filter.$A10]/2)))" office:value-type="float" office:value="0.824937634032124" calcext:value-type="float">
            <text:p>0,8249</text:p>
          </table:table-cell>
          <table:table-cell table:formula="of:=((1/[filter.C$4]) / ((1/[filter.C$4]) + 1/(3.1415 *[filter.$A10]/2)))" office:value-type="float" office:value="0.739495468633528" calcext:value-type="float">
            <text:p>0,7395</text:p>
          </table:table-cell>
          <table:table-cell table:formula="of:=((1/[filter.D$4]) / ((1/[filter.D$4]) + 1/(3.1415 *[filter.$A10]/2)))" office:value-type="float" office:value="0.702037319825692" calcext:value-type="float">
            <text:p>0,7020</text:p>
          </table:table-cell>
          <table:table-cell table:formula="of:=((1/[filter.E$4]) / ((1/[filter.E$4]) + 1/(3.1415 *[filter.$A10]/2)))" office:value-type="float" office:value="0.653367534403272" calcext:value-type="float">
            <text:p>0,6534</text:p>
          </table:table-cell>
          <table:table-cell table:formula="of:=((1/[filter.F$4]) / ((1/[filter.F$4]) + 1/(3.1415 *[filter.$A10]/2)))" office:value-type="float" office:value="0.585936771425907" calcext:value-type="float">
            <text:p>0,5859</text:p>
          </table:table-cell>
          <table:table-cell table:formula="of:=((1/[filter.G$4]) / ((1/[filter.G$4]) + 1/(3.1415 *[filter.$A10]/2)))" office:value-type="float" office:value="0.485186233879894" calcext:value-type="float">
            <text:p>0,4852</text:p>
          </table:table-cell>
          <table:table-cell table:formula="of:=((1/[filter.H$4]) / ((1/[filter.H$4]) + 1/(3.1415 *[filter.$A10]/2)))" office:value-type="float" office:value="0.32029431256266" calcext:value-type="float">
            <text:p>0,3203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5" office:value-type="string" calcext:value-type="string">
            <text:p>cut freq [Hz]</text:p>
          </table:table-cell>
          <table:table-cell table:style-name="ce5" office:value-type="string" calcext:value-type="string">
            <text:p>delay[ms]</text:p>
          </table:table-cell>
          <table:table-cell table:style-name="Default"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/(3.1415 *[filter.$A13]*2) * 1000" office:value-type="float" office:value="3.18319274232055" calcext:value-type="float">
            <text:p>3,1832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/(3.1415 *[filter.$A14]*2) * 1000" office:value-type="float" office:value="1.59159637116027" calcext:value-type="float">
            <text:p>1,591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1/(3.1415 *[filter.$A15]*2) * 1000" office:value-type="float" office:value="1.06106424744018" calcext:value-type="float">
            <text:p>1,0611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/(3.1415 *[filter.$A16]*2) * 1000" office:value-type="float" office:value="0.795798185580137" calcext:value-type="float">
            <text:p>0,7958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1/(3.1415 *[filter.$A17]*2) * 1000" office:value-type="float" office:value="0.636638548464109" calcext:value-type="float">
            <text:p>0,6366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1/(3.1415 *[filter.$A18]*2) * 1000" office:value-type="float" office:value="0.530532123720091" calcext:value-type="float">
            <text:p>0,5305</text:p>
          </table:table-cell>
          <table:table-cell table:number-columns-repeated="6"/>
        </table:table-row>
      </table:table>
      <table:table table:name="calibration" table:style-name="ta1" table:print="false">
        <table:shapes>
          <draw:frame draw:z-index="0" draw:style-name="gr1" draw:text-style-name="P1" svg:width="471.27mm" svg:height="238.72mm" svg:x="91.57mm" svg:y="5.42mm">
            <loext:p draw:notify-on-update-of-ranges="calibration.A2:calibration.A71 calibration.B2:calibration.B71 calibration.A2:calibration.A71 calibration.C2:calibration.C71 calibration.A2:calibration.A71 calibration.D2:calibration.D7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2" table:number-columns-repeated="4" table:default-cell-style-name="ce9"/>
        <table:table-column table:style-name="co2" table:default-cell-style-name="Default"/>
        <table:table-row table:style-name="ro1">
          <table:table-cell/>
          <table:table-cell table:style-name="Default" office:value-type="string" calcext:value-type="string">
            <text:p>alpha</text:p>
          </table:table-cell>
          <table:table-cell table:style-name="Default" office:value-type="float" office:value="0.15" calcext:value-type="float">
            <text:p>0,15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formula="of:=[calibration.B2]-[calibration.C2]" office:value-type="float" office:value="50" calcext:value-type="float">
            <text:p>50,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,00</text:p>
          </table:table-cell>
          <table:table-cell table:formula="of:=[calibration.B3]*[calibration.$C$1]+(1-[calibration.$C$1])*[calibration.C2]" office:value-type="float" office:value="7.65" calcext:value-type="float">
            <text:p>7,65</text:p>
          </table:table-cell>
          <table:table-cell table:formula="of:=[calibration.B3]-[calibration.C3]" office:value-type="float" office:value="43.35" calcext:value-type="float">
            <text:p>43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,00</text:p>
          </table:table-cell>
          <table:table-cell table:formula="of:=[calibration.B4]*[calibration.$C$1]+(1-[calibration.$C$1])*[calibration.C3]" office:value-type="float" office:value="14.3025" calcext:value-type="float">
            <text:p>14,30</text:p>
          </table:table-cell>
          <table:table-cell table:formula="of:=[calibration.B4]-[calibration.C4]" office:value-type="float" office:value="37.6975" calcext:value-type="float">
            <text:p>37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,00</text:p>
          </table:table-cell>
          <table:table-cell table:formula="of:=[calibration.B5]*[calibration.$C$1]+(1-[calibration.$C$1])*[calibration.C4]" office:value-type="float" office:value="19.807125" calcext:value-type="float">
            <text:p>19,81</text:p>
          </table:table-cell>
          <table:table-cell table:formula="of:=[calibration.B5]-[calibration.C5]" office:value-type="float" office:value="31.192875" calcext:value-type="float">
            <text:p>31,1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,00</text:p>
          </table:table-cell>
          <table:table-cell table:formula="of:=[calibration.B6]*[calibration.$C$1]+(1-[calibration.$C$1])*[calibration.C5]" office:value-type="float" office:value="24.33605625" calcext:value-type="float">
            <text:p>24,34</text:p>
          </table:table-cell>
          <table:table-cell table:formula="of:=[calibration.B6]-[calibration.C6]" office:value-type="float" office:value="25.66394375" calcext:value-type="float">
            <text:p>25,6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,00</text:p>
          </table:table-cell>
          <table:table-cell table:formula="of:=[calibration.B7]*[calibration.$C$1]+(1-[calibration.$C$1])*[calibration.C6]" office:value-type="float" office:value="28.0356478125" calcext:value-type="float">
            <text:p>28,04</text:p>
          </table:table-cell>
          <table:table-cell table:formula="of:=[calibration.B7]-[calibration.C7]" office:value-type="float" office:value="20.9643521875" calcext:value-type="float">
            <text:p>20,9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,00</text:p>
          </table:table-cell>
          <table:table-cell table:formula="of:=[calibration.B8]*[calibration.$C$1]+(1-[calibration.$C$1])*[calibration.C7]" office:value-type="float" office:value="31.180300640625" calcext:value-type="float">
            <text:p>31,18</text:p>
          </table:table-cell>
          <table:table-cell table:formula="of:=[calibration.B8]-[calibration.C8]" office:value-type="float" office:value="17.819699359375" calcext:value-type="float">
            <text:p>17,8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,00</text:p>
          </table:table-cell>
          <table:table-cell table:formula="of:=[calibration.B9]*[calibration.$C$1]+(1-[calibration.$C$1])*[calibration.C8]" office:value-type="float" office:value="33.8532555445312" calcext:value-type="float">
            <text:p>33,85</text:p>
          </table:table-cell>
          <table:table-cell table:formula="of:=[calibration.B9]-[calibration.C9]" office:value-type="float" office:value="15.1467444554688" calcext:value-type="float">
            <text:p>15,1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,00</text:p>
          </table:table-cell>
          <table:table-cell table:formula="of:=[calibration.B10]*[calibration.$C$1]+(1-[calibration.$C$1])*[calibration.C9]" office:value-type="float" office:value="36.2752672128516" calcext:value-type="float">
            <text:p>36,28</text:p>
          </table:table-cell>
          <table:table-cell table:formula="of:=[calibration.B10]-[calibration.C10]" office:value-type="float" office:value="13.7247327871484" calcext:value-type="float">
            <text:p>13,7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,00</text:p>
          </table:table-cell>
          <table:table-cell table:formula="of:=[calibration.B11]*[calibration.$C$1]+(1-[calibration.$C$1])*[calibration.C10]" office:value-type="float" office:value="38.4839771309238" calcext:value-type="float">
            <text:p>38,48</text:p>
          </table:table-cell>
          <table:table-cell table:formula="of:=[calibration.B11]-[calibration.C11]" office:value-type="float" office:value="12.5160228690762" calcext:value-type="float">
            <text:p>12,5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,00</text:p>
          </table:table-cell>
          <table:table-cell table:formula="of:=[calibration.B12]*[calibration.$C$1]+(1-[calibration.$C$1])*[calibration.C11]" office:value-type="float" office:value="40.3613805612853" calcext:value-type="float">
            <text:p>40,36</text:p>
          </table:table-cell>
          <table:table-cell table:formula="of:=[calibration.B12]-[calibration.C12]" office:value-type="float" office:value="10.6386194387148" calcext:value-type="float">
            <text:p>10,6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,00</text:p>
          </table:table-cell>
          <table:table-cell table:formula="of:=[calibration.B13]*[calibration.$C$1]+(1-[calibration.$C$1])*[calibration.C12]" office:value-type="float" office:value="42.1071734770925" calcext:value-type="float">
            <text:p>42,11</text:p>
          </table:table-cell>
          <table:table-cell table:formula="of:=[calibration.B13]-[calibration.C13]" office:value-type="float" office:value="9.89282652290754" calcext:value-type="float">
            <text:p>9,8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,00</text:p>
          </table:table-cell>
          <table:table-cell table:formula="of:=[calibration.B14]*[calibration.$C$1]+(1-[calibration.$C$1])*[calibration.C13]" office:value-type="float" office:value="43.5910974555286" calcext:value-type="float">
            <text:p>43,59</text:p>
          </table:table-cell>
          <table:table-cell table:formula="of:=[calibration.B14]-[calibration.C14]" office:value-type="float" office:value="8.40890254447142" calcext:value-type="float">
            <text:p>8,41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,00</text:p>
          </table:table-cell>
          <table:table-cell table:formula="of:=[calibration.B15]*[calibration.$C$1]+(1-[calibration.$C$1])*[calibration.C14]" office:value-type="float" office:value="44.7024328371993" calcext:value-type="float">
            <text:p>44,70</text:p>
          </table:table-cell>
          <table:table-cell table:formula="of:=[calibration.B15]-[calibration.C15]" office:value-type="float" office:value="6.2975671628007" calcext:value-type="float">
            <text:p>6,3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,00</text:p>
          </table:table-cell>
          <table:table-cell table:formula="of:=[calibration.B16]*[calibration.$C$1]+(1-[calibration.$C$1])*[calibration.C15]" office:value-type="float" office:value="45.7970679116194" calcext:value-type="float">
            <text:p>45,80</text:p>
          </table:table-cell>
          <table:table-cell table:formula="of:=[calibration.B16]-[calibration.C16]" office:value-type="float" office:value="6.2029320883806" calcext:value-type="float">
            <text:p>6,2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,00</text:p>
          </table:table-cell>
          <table:table-cell table:formula="of:=[calibration.B17]*[calibration.$C$1]+(1-[calibration.$C$1])*[calibration.C16]" office:value-type="float" office:value="46.5775077248765" calcext:value-type="float">
            <text:p>46,58</text:p>
          </table:table-cell>
          <table:table-cell table:formula="of:=[calibration.B17]-[calibration.C17]" office:value-type="float" office:value="4.42249227512351" calcext:value-type="float">
            <text:p>4,4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,00</text:p>
          </table:table-cell>
          <table:table-cell table:formula="of:=[calibration.B18]*[calibration.$C$1]+(1-[calibration.$C$1])*[calibration.C17]" office:value-type="float" office:value="47.240881566145" calcext:value-type="float">
            <text:p>47,24</text:p>
          </table:table-cell>
          <table:table-cell table:formula="of:=[calibration.B18]-[calibration.C18]" office:value-type="float" office:value="3.75911843385499" calcext:value-type="float">
            <text:p>3,7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,00</text:p>
          </table:table-cell>
          <table:table-cell table:formula="of:=[calibration.B19]*[calibration.$C$1]+(1-[calibration.$C$1])*[calibration.C18]" office:value-type="float" office:value="47.6547493312233" calcext:value-type="float">
            <text:p>47,65</text:p>
          </table:table-cell>
          <table:table-cell table:formula="of:=[calibration.B19]-[calibration.C19]" office:value-type="float" office:value="2.34525066877674" calcext:value-type="float">
            <text:p>2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,00</text:p>
          </table:table-cell>
          <table:table-cell table:formula="of:=[calibration.B20]*[calibration.$C$1]+(1-[calibration.$C$1])*[calibration.C19]" office:value-type="float" office:value="47.8565369315398" calcext:value-type="float">
            <text:p>47,86</text:p>
          </table:table-cell>
          <table:table-cell table:formula="of:=[calibration.B20]-[calibration.C20]" office:value-type="float" office:value="1.14346306846023" calcext:value-type="float">
            <text:p>1,1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,00</text:p>
          </table:table-cell>
          <table:table-cell table:formula="of:=[calibration.B21]*[calibration.$C$1]+(1-[calibration.$C$1])*[calibration.C20]" office:value-type="float" office:value="48.1780563918088" calcext:value-type="float">
            <text:p>48,18</text:p>
          </table:table-cell>
          <table:table-cell table:formula="of:=[calibration.B21]-[calibration.C21]" office:value-type="float" office:value="1.8219436081912" calcext:value-type="float">
            <text:p>1,8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,00</text:p>
          </table:table-cell>
          <table:table-cell table:formula="of:=[calibration.B22]*[calibration.$C$1]+(1-[calibration.$C$1])*[calibration.C21]" office:value-type="float" office:value="48.3013479330375" calcext:value-type="float">
            <text:p>48,30</text:p>
          </table:table-cell>
          <table:table-cell table:formula="of:=[calibration.B22]-[calibration.C22]" office:value-type="float" office:value="0.698652066962517" calcext:value-type="float">
            <text:p>0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,00</text:p>
          </table:table-cell>
          <table:table-cell table:formula="of:=[calibration.B23]*[calibration.$C$1]+(1-[calibration.$C$1])*[calibration.C22]" office:value-type="float" office:value="48.4061457430819" calcext:value-type="float">
            <text:p>48,41</text:p>
          </table:table-cell>
          <table:table-cell table:formula="of:=[calibration.B23]-[calibration.C23]" office:value-type="float" office:value="0.593854256918142" calcext:value-type="float">
            <text:p>0,5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,00</text:p>
          </table:table-cell>
          <table:table-cell table:formula="of:=[calibration.B24]*[calibration.$C$1]+(1-[calibration.$C$1])*[calibration.C23]" office:value-type="float" office:value="48.6452238816196" calcext:value-type="float">
            <text:p>48,65</text:p>
          </table:table-cell>
          <table:table-cell table:formula="of:=[calibration.B24]-[calibration.C24]" office:value-type="float" office:value="1.35477611838042" calcext:value-type="float">
            <text:p>1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,00</text:p>
          </table:table-cell>
          <table:table-cell table:formula="of:=[calibration.B25]*[calibration.$C$1]+(1-[calibration.$C$1])*[calibration.C24]" office:value-type="float" office:value="48.8484402993766" calcext:value-type="float">
            <text:p>48,85</text:p>
          </table:table-cell>
          <table:table-cell table:formula="of:=[calibration.B25]-[calibration.C25]" office:value-type="float" office:value="1.15155970062336" calcext:value-type="float">
            <text:p>1,1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,00</text:p>
          </table:table-cell>
          <table:table-cell table:formula="of:=[calibration.B26]*[calibration.$C$1]+(1-[calibration.$C$1])*[calibration.C25]" office:value-type="float" office:value="49.1711742544702" calcext:value-type="float">
            <text:p>49,17</text:p>
          </table:table-cell>
          <table:table-cell table:formula="of:=[calibration.B26]-[calibration.C26]" office:value-type="float" office:value="1.82882574552986" calcext:value-type="float">
            <text:p>1,83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,00</text:p>
          </table:table-cell>
          <table:table-cell table:formula="of:=[calibration.B27]*[calibration.$C$1]+(1-[calibration.$C$1])*[calibration.C26]" office:value-type="float" office:value="49.2954981162996" calcext:value-type="float">
            <text:p>49,30</text:p>
          </table:table-cell>
          <table:table-cell table:formula="of:=[calibration.B27]-[calibration.C27]" office:value-type="float" office:value="0.704501883700381" calcext:value-type="float">
            <text:p>0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,00</text:p>
          </table:table-cell>
          <table:table-cell table:formula="of:=[calibration.B28]*[calibration.$C$1]+(1-[calibration.$C$1])*[calibration.C27]" office:value-type="float" office:value="49.2511733988547" calcext:value-type="float">
            <text:p>49,25</text:p>
          </table:table-cell>
          <table:table-cell table:formula="of:=[calibration.B28]-[calibration.C28]" office:value-type="float" office:value="-0.251173398854675" calcext:value-type="float">
            <text:p>-0,2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,00</text:p>
          </table:table-cell>
          <table:table-cell table:formula="of:=[calibration.B29]*[calibration.$C$1]+(1-[calibration.$C$1])*[calibration.C28]" office:value-type="float" office:value="49.3634973890265" calcext:value-type="float">
            <text:p>49,36</text:p>
          </table:table-cell>
          <table:table-cell table:formula="of:=[calibration.B29]-[calibration.C29]" office:value-type="float" office:value="0.63650261097353" calcext:value-type="float">
            <text:p>0,6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,00</text:p>
          </table:table-cell>
          <table:table-cell table:formula="of:=[calibration.B30]*[calibration.$C$1]+(1-[calibration.$C$1])*[calibration.C29]" office:value-type="float" office:value="49.6089727806725" calcext:value-type="float">
            <text:p>49,61</text:p>
          </table:table-cell>
          <table:table-cell table:formula="of:=[calibration.B30]-[calibration.C30]" office:value-type="float" office:value="1.3910272193275" calcext:value-type="float">
            <text:p>1,3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,00</text:p>
          </table:table-cell>
          <table:table-cell table:formula="of:=[calibration.B31]*[calibration.$C$1]+(1-[calibration.$C$1])*[calibration.C30]" office:value-type="float" office:value="49.6676268635716" calcext:value-type="float">
            <text:p>49,67</text:p>
          </table:table-cell>
          <table:table-cell table:formula="of:=[calibration.B31]-[calibration.C31]" office:value-type="float" office:value="0.33237313642838" calcext:value-type="float">
            <text:p>0,33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,00</text:p>
          </table:table-cell>
          <table:table-cell table:formula="of:=[calibration.B32]*[calibration.$C$1]+(1-[calibration.$C$1])*[calibration.C31]" office:value-type="float" office:value="49.7174828340359" calcext:value-type="float">
            <text:p>49,72</text:p>
          </table:table-cell>
          <table:table-cell table:formula="of:=[calibration.B32]-[calibration.C32]" office:value-type="float" office:value="0.282517165964123" calcext:value-type="float">
            <text:p>0,28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,00</text:p>
          </table:table-cell>
          <table:table-cell table:formula="of:=[calibration.B33]*[calibration.$C$1]+(1-[calibration.$C$1])*[calibration.C32]" office:value-type="float" office:value="49.9098604089305" calcext:value-type="float">
            <text:p>49,91</text:p>
          </table:table-cell>
          <table:table-cell table:formula="of:=[calibration.B33]-[calibration.C33]" office:value-type="float" office:value="1.09013959106951" calcext:value-type="float">
            <text:p>1,09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,00</text:p>
          </table:table-cell>
          <table:table-cell table:formula="of:=[calibration.B34]*[calibration.$C$1]+(1-[calibration.$C$1])*[calibration.C33]" office:value-type="float" office:value="49.9233813475909" calcext:value-type="float">
            <text:p>49,92</text:p>
          </table:table-cell>
          <table:table-cell table:formula="of:=[calibration.B34]-[calibration.C34]" office:value-type="float" office:value="0.0766186524090813" calcext:value-type="float">
            <text:p>0,0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,00</text:p>
          </table:table-cell>
          <table:table-cell table:formula="of:=[calibration.B35]*[calibration.$C$1]+(1-[calibration.$C$1])*[calibration.C34]" office:value-type="float" office:value="50.0848741454523" calcext:value-type="float">
            <text:p>50,08</text:p>
          </table:table-cell>
          <table:table-cell table:formula="of:=[calibration.B35]-[calibration.C35]" office:value-type="float" office:value="0.915125854547725" calcext:value-type="float">
            <text:p>0,9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,00</text:p>
          </table:table-cell>
          <table:table-cell table:formula="of:=[calibration.B36]*[calibration.$C$1]+(1-[calibration.$C$1])*[calibration.C35]" office:value-type="float" office:value="50.0721430236344" calcext:value-type="float">
            <text:p>50,07</text:p>
          </table:table-cell>
          <table:table-cell table:formula="of:=[calibration.B36]-[calibration.C36]" office:value-type="float" office:value="-0.0721430236344318" calcext:value-type="float">
            <text:p>-0,07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,00</text:p>
          </table:table-cell>
          <table:table-cell table:formula="of:=[calibration.B37]*[calibration.$C$1]+(1-[calibration.$C$1])*[calibration.C36]" office:value-type="float" office:value="49.9113215700893" calcext:value-type="float">
            <text:p>49,91</text:p>
          </table:table-cell>
          <table:table-cell table:formula="of:=[calibration.B37]-[calibration.C37]" office:value-type="float" office:value="-0.911321570089264" calcext:value-type="float">
            <text:p>-0,9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,00</text:p>
          </table:table-cell>
          <table:table-cell table:formula="of:=[calibration.B38]*[calibration.$C$1]+(1-[calibration.$C$1])*[calibration.C37]" office:value-type="float" office:value="49.7746233345759" calcext:value-type="float">
            <text:p>49,77</text:p>
          </table:table-cell>
          <table:table-cell table:formula="of:=[calibration.B38]-[calibration.C38]" office:value-type="float" office:value="-0.774623334575871" calcext:value-type="float">
            <text:p>-0,7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,00</text:p>
          </table:table-cell>
          <table:table-cell table:formula="of:=[calibration.B39]*[calibration.$C$1]+(1-[calibration.$C$1])*[calibration.C38]" office:value-type="float" office:value="49.6584298343895" calcext:value-type="float">
            <text:p>49,66</text:p>
          </table:table-cell>
          <table:table-cell table:formula="of:=[calibration.B39]-[calibration.C39]" office:value-type="float" office:value="-0.658429834389487" calcext:value-type="float">
            <text:p>-0,6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,00</text:p>
          </table:table-cell>
          <table:table-cell table:formula="of:=[calibration.B40]*[calibration.$C$1]+(1-[calibration.$C$1])*[calibration.C39]" office:value-type="float" office:value="49.7096653592311" calcext:value-type="float">
            <text:p>49,71</text:p>
          </table:table-cell>
          <table:table-cell table:formula="of:=[calibration.B40]-[calibration.C40]" office:value-type="float" office:value="0.29033464076894" calcext:value-type="float">
            <text:p>0,2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,00</text:p>
          </table:table-cell>
          <table:table-cell table:formula="of:=[calibration.B41]*[calibration.$C$1]+(1-[calibration.$C$1])*[calibration.C40]" office:value-type="float" office:value="49.9032155553464" calcext:value-type="float">
            <text:p>49,90</text:p>
          </table:table-cell>
          <table:table-cell table:formula="of:=[calibration.B41]-[calibration.C41]" office:value-type="float" office:value="1.0967844446536" calcext:value-type="float">
            <text:p>1,1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,00</text:p>
          </table:table-cell>
          <table:table-cell table:formula="of:=[calibration.B42]*[calibration.$C$1]+(1-[calibration.$C$1])*[calibration.C41]" office:value-type="float" office:value="50.0677332220444" calcext:value-type="float">
            <text:p>50,07</text:p>
          </table:table-cell>
          <table:table-cell table:formula="of:=[calibration.B42]-[calibration.C42]" office:value-type="float" office:value="0.932266777955562" calcext:value-type="float">
            <text:p>0,9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,00</text:p>
          </table:table-cell>
          <table:table-cell table:formula="of:=[calibration.B43]*[calibration.$C$1]+(1-[calibration.$C$1])*[calibration.C42]" office:value-type="float" office:value="50.3575732387378" calcext:value-type="float">
            <text:p>50,36</text:p>
          </table:table-cell>
          <table:table-cell table:formula="of:=[calibration.B43]-[calibration.C43]" office:value-type="float" office:value="1.64242676126223" calcext:value-type="float">
            <text:p>1,6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,00</text:p>
          </table:table-cell>
          <table:table-cell table:formula="of:=[calibration.B44]*[calibration.$C$1]+(1-[calibration.$C$1])*[calibration.C43]" office:value-type="float" office:value="50.6039372529271" calcext:value-type="float">
            <text:p>50,60</text:p>
          </table:table-cell>
          <table:table-cell table:formula="of:=[calibration.B44]-[calibration.C44]" office:value-type="float" office:value="1.3960627470729" calcext:value-type="float">
            <text:p>1,4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,00</text:p>
          </table:table-cell>
          <table:table-cell table:formula="of:=[calibration.B45]*[calibration.$C$1]+(1-[calibration.$C$1])*[calibration.C44]" office:value-type="float" office:value="50.963346664988" calcext:value-type="float">
            <text:p>50,96</text:p>
          </table:table-cell>
          <table:table-cell table:formula="of:=[calibration.B45]-[calibration.C45]" office:value-type="float" office:value="2.03665333501196" calcext:value-type="float">
            <text:p>2,0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,00</text:p>
          </table:table-cell>
          <table:table-cell table:formula="of:=[calibration.B46]*[calibration.$C$1]+(1-[calibration.$C$1])*[calibration.C45]" office:value-type="float" office:value="51.1188446652398" calcext:value-type="float">
            <text:p>51,12</text:p>
          </table:table-cell>
          <table:table-cell table:formula="of:=[calibration.B46]-[calibration.C46]" office:value-type="float" office:value="0.881155334760173" calcext:value-type="float">
            <text:p>0,8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,00</text:p>
          </table:table-cell>
          <table:table-cell table:formula="of:=[calibration.B47]*[calibration.$C$1]+(1-[calibration.$C$1])*[calibration.C46]" office:value-type="float" office:value="51.1010179654538" calcext:value-type="float">
            <text:p>51,10</text:p>
          </table:table-cell>
          <table:table-cell table:formula="of:=[calibration.B47]-[calibration.C47]" office:value-type="float" office:value="-0.101017965453849" calcext:value-type="float">
            <text:p>-0,1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,00</text:p>
          </table:table-cell>
          <table:table-cell table:formula="of:=[calibration.B48]*[calibration.$C$1]+(1-[calibration.$C$1])*[calibration.C47]" office:value-type="float" office:value="51.0858652706358" calcext:value-type="float">
            <text:p>51,09</text:p>
          </table:table-cell>
          <table:table-cell table:formula="of:=[calibration.B48]-[calibration.C48]" office:value-type="float" office:value="-0.0858652706357717" calcext:value-type="float">
            <text:p>-0,09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,00</text:p>
          </table:table-cell>
          <table:table-cell table:formula="of:=[calibration.B49]*[calibration.$C$1]+(1-[calibration.$C$1])*[calibration.C48]" office:value-type="float" office:value="50.9229854800404" calcext:value-type="float">
            <text:p>50,92</text:p>
          </table:table-cell>
          <table:table-cell table:formula="of:=[calibration.B49]-[calibration.C49]" office:value-type="float" office:value="-0.922985480040403" calcext:value-type="float">
            <text:p>-0,9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,00</text:p>
          </table:table-cell>
          <table:table-cell table:formula="of:=[calibration.B50]*[calibration.$C$1]+(1-[calibration.$C$1])*[calibration.C49]" office:value-type="float" office:value="50.6345376580343" calcext:value-type="float">
            <text:p>50,63</text:p>
          </table:table-cell>
          <table:table-cell table:formula="of:=[calibration.B50]-[calibration.C50]" office:value-type="float" office:value="-1.63453765803434" calcext:value-type="float">
            <text:p>-1,6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,00</text:p>
          </table:table-cell>
          <table:table-cell table:formula="of:=[calibration.B51]*[calibration.$C$1]+(1-[calibration.$C$1])*[calibration.C50]" office:value-type="float" office:value="50.5393570093292" calcext:value-type="float">
            <text:p>50,54</text:p>
          </table:table-cell>
          <table:table-cell table:formula="of:=[calibration.B51]-[calibration.C51]" office:value-type="float" office:value="-0.539357009329187" calcext:value-type="float">
            <text:p>-0,5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,00</text:p>
          </table:table-cell>
          <table:table-cell table:formula="of:=[calibration.B52]*[calibration.$C$1]+(1-[calibration.$C$1])*[calibration.C51]" office:value-type="float" office:value="50.3084534579298" calcext:value-type="float">
            <text:p>50,31</text:p>
          </table:table-cell>
          <table:table-cell table:formula="of:=[calibration.B52]-[calibration.C52]" office:value-type="float" office:value="-1.30845345792981" calcext:value-type="float">
            <text:p>-1,3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,00</text:p>
          </table:table-cell>
          <table:table-cell table:formula="of:=[calibration.B53]*[calibration.$C$1]+(1-[calibration.$C$1])*[calibration.C52]" office:value-type="float" office:value="50.1121854392403" calcext:value-type="float">
            <text:p>50,11</text:p>
          </table:table-cell>
          <table:table-cell table:formula="of:=[calibration.B53]-[calibration.C53]" office:value-type="float" office:value="-1.11218543924034" calcext:value-type="float">
            <text:p>-1,1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,00</text:p>
          </table:table-cell>
          <table:table-cell table:formula="of:=[calibration.B54]*[calibration.$C$1]+(1-[calibration.$C$1])*[calibration.C53]" office:value-type="float" office:value="50.0953576233543" calcext:value-type="float">
            <text:p>50,10</text:p>
          </table:table-cell>
          <table:table-cell table:formula="of:=[calibration.B54]-[calibration.C54]" office:value-type="float" office:value="-0.0953576233542819" calcext:value-type="float">
            <text:p>-0,1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,00</text:p>
          </table:table-cell>
          <table:table-cell table:formula="of:=[calibration.B55]*[calibration.$C$1]+(1-[calibration.$C$1])*[calibration.C54]" office:value-type="float" office:value="50.0810539798511" calcext:value-type="float">
            <text:p>50,08</text:p>
          </table:table-cell>
          <table:table-cell table:formula="of:=[calibration.B55]-[calibration.C55]" office:value-type="float" office:value="-0.0810539798511414" calcext:value-type="float">
            <text:p>-0,08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,00</text:p>
          </table:table-cell>
          <table:table-cell table:formula="of:=[calibration.B56]*[calibration.$C$1]+(1-[calibration.$C$1])*[calibration.C55]" office:value-type="float" office:value="50.2188958828735" calcext:value-type="float">
            <text:p>50,22</text:p>
          </table:table-cell>
          <table:table-cell table:formula="of:=[calibration.B56]-[calibration.C56]" office:value-type="float" office:value="0.781104117126532" calcext:value-type="float">
            <text:p>0,7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,00</text:p>
          </table:table-cell>
          <table:table-cell table:formula="of:=[calibration.B57]*[calibration.$C$1]+(1-[calibration.$C$1])*[calibration.C56]" office:value-type="float" office:value="50.1860615004425" calcext:value-type="float">
            <text:p>50,19</text:p>
          </table:table-cell>
          <table:table-cell table:formula="of:=[calibration.B57]-[calibration.C57]" office:value-type="float" office:value="-0.186061500442449" calcext:value-type="float">
            <text:p>-0,19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,00</text:p>
          </table:table-cell>
          <table:table-cell table:formula="of:=[calibration.B58]*[calibration.$C$1]+(1-[calibration.$C$1])*[calibration.C57]" office:value-type="float" office:value="50.0081522753761" calcext:value-type="float">
            <text:p>50,01</text:p>
          </table:table-cell>
          <table:table-cell table:formula="of:=[calibration.B58]-[calibration.C58]" office:value-type="float" office:value="-1.00815227537608" calcext:value-type="float">
            <text:p>-1,01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,00</text:p>
          </table:table-cell>
          <table:table-cell table:formula="of:=[calibration.B59]*[calibration.$C$1]+(1-[calibration.$C$1])*[calibration.C58]" office:value-type="float" office:value="50.0069294340697" calcext:value-type="float">
            <text:p>50,01</text:p>
          </table:table-cell>
          <table:table-cell table:formula="of:=[calibration.B59]-[calibration.C59]" office:value-type="float" office:value="-0.00692943406966862" calcext:value-type="float">
            <text:p>-0,0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,00</text:p>
          </table:table-cell>
          <table:table-cell table:formula="of:=[calibration.B60]*[calibration.$C$1]+(1-[calibration.$C$1])*[calibration.C59]" office:value-type="float" office:value="50.1558900189592" calcext:value-type="float">
            <text:p>50,16</text:p>
          </table:table-cell>
          <table:table-cell table:formula="of:=[calibration.B60]-[calibration.C60]" office:value-type="float" office:value="0.844109981040788" calcext:value-type="float">
            <text:p>0,8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,00</text:p>
          </table:table-cell>
          <table:table-cell table:formula="of:=[calibration.B61]*[calibration.$C$1]+(1-[calibration.$C$1])*[calibration.C60]" office:value-type="float" office:value="50.1325065161153" calcext:value-type="float">
            <text:p>50,13</text:p>
          </table:table-cell>
          <table:table-cell table:formula="of:=[calibration.B61]-[calibration.C61]" office:value-type="float" office:value="-0.132506516115328" calcext:value-type="float">
            <text:p>-0,1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,00</text:p>
          </table:table-cell>
          <table:table-cell table:formula="of:=[calibration.B62]*[calibration.$C$1]+(1-[calibration.$C$1])*[calibration.C61]" office:value-type="float" office:value="50.112630538698" calcext:value-type="float">
            <text:p>50,11</text:p>
          </table:table-cell>
          <table:table-cell table:formula="of:=[calibration.B62]-[calibration.C62]" office:value-type="float" office:value="-0.112630538698028" calcext:value-type="float">
            <text:p>-0,1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,00</text:p>
          </table:table-cell>
          <table:table-cell table:formula="of:=[calibration.B63]*[calibration.$C$1]+(1-[calibration.$C$1])*[calibration.C62]" office:value-type="float" office:value="50.2457359578933" calcext:value-type="float">
            <text:p>50,25</text:p>
          </table:table-cell>
          <table:table-cell table:formula="of:=[calibration.B63]-[calibration.C63]" office:value-type="float" office:value="0.754264042106676" calcext:value-type="float">
            <text:p>0,7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,00</text:p>
          </table:table-cell>
          <table:table-cell table:formula="of:=[calibration.B64]*[calibration.$C$1]+(1-[calibration.$C$1])*[calibration.C63]" office:value-type="float" office:value="50.2088755642093" calcext:value-type="float">
            <text:p>50,21</text:p>
          </table:table-cell>
          <table:table-cell table:formula="of:=[calibration.B64]-[calibration.C64]" office:value-type="float" office:value="-0.208875564209322" calcext:value-type="float">
            <text:p>-0,2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,00</text:p>
          </table:table-cell>
          <table:table-cell table:formula="of:=[calibration.B65]*[calibration.$C$1]+(1-[calibration.$C$1])*[calibration.C64]" office:value-type="float" office:value="50.0275442295779" calcext:value-type="float">
            <text:p>50,03</text:p>
          </table:table-cell>
          <table:table-cell table:formula="of:=[calibration.B65]-[calibration.C65]" office:value-type="float" office:value="-1.02754422957793" calcext:value-type="float">
            <text:p>-1,0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,00</text:p>
          </table:table-cell>
          <table:table-cell table:formula="of:=[calibration.B66]*[calibration.$C$1]+(1-[calibration.$C$1])*[calibration.C65]" office:value-type="float" office:value="50.0234125951412" calcext:value-type="float">
            <text:p>50,02</text:p>
          </table:table-cell>
          <table:table-cell table:formula="of:=[calibration.B66]-[calibration.C66]" office:value-type="float" office:value="-0.0234125951412381" calcext:value-type="float">
            <text:p>-0,0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,00</text:p>
          </table:table-cell>
          <table:table-cell table:formula="of:=[calibration.B67]*[calibration.$C$1]+(1-[calibration.$C$1])*[calibration.C66]" office:value-type="float" office:value="50.16990070587" calcext:value-type="float">
            <text:p>50,17</text:p>
          </table:table-cell>
          <table:table-cell table:formula="of:=[calibration.B67]-[calibration.C67]" office:value-type="float" office:value="0.830099294129951" calcext:value-type="float">
            <text:p>0,8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,00</text:p>
          </table:table-cell>
          <table:table-cell table:formula="of:=[calibration.B68]*[calibration.$C$1]+(1-[calibration.$C$1])*[calibration.C67]" office:value-type="float" office:value="50.1444155999895" calcext:value-type="float">
            <text:p>50,14</text:p>
          </table:table-cell>
          <table:table-cell table:formula="of:=[calibration.B68]-[calibration.C68]" office:value-type="float" office:value="-0.144415599989543" calcext:value-type="float">
            <text:p>-0,1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,00</text:p>
          </table:table-cell>
          <table:table-cell table:formula="of:=[calibration.B69]*[calibration.$C$1]+(1-[calibration.$C$1])*[calibration.C68]" office:value-type="float" office:value="50.1227532599911" calcext:value-type="float">
            <text:p>50,12</text:p>
          </table:table-cell>
          <table:table-cell table:formula="of:=[calibration.B69]-[calibration.C69]" office:value-type="float" office:value="-0.122753259991107" calcext:value-type="float">
            <text:p>-0,1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,00</text:p>
          </table:table-cell>
          <table:table-cell table:formula="of:=[calibration.B70]*[calibration.$C$1]+(1-[calibration.$C$1])*[calibration.C69]" office:value-type="float" office:value="50.2543402709924" calcext:value-type="float">
            <text:p>50,25</text:p>
          </table:table-cell>
          <table:table-cell table:formula="of:=[calibration.B70]-[calibration.C70]" office:value-type="float" office:value="0.745659729007564" calcext:value-type="float">
            <text:p>0,7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,00</text:p>
          </table:table-cell>
          <table:table-cell table:formula="of:=[calibration.B71]*[calibration.$C$1]+(1-[calibration.$C$1])*[calibration.C70]" office:value-type="float" office:value="50.2161892303436" calcext:value-type="float">
            <text:p>50,22</text:p>
          </table:table-cell>
          <table:table-cell table:formula="of:=[calibration.B71]-[calibration.C71]" office:value-type="float" office:value="-0.216189230343566" calcext:value-type="float">
            <text:p>-0,22</text:p>
          </table:table-cell>
          <table:table-cell table:style-name="Default" table:number-columns-repeated="2"/>
          <table:table-cell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/>
        </table:table-row>
      </table:table>
      <table:table table:name="airmode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Output</text:p>
          </table:table-cell>
          <table:table-cell table:style-name="ce1"/>
          <table:table-cell table:style-name="ce10" office:value-type="string" calcext:value-type="string">
            <text:p>throtle</text:p>
          </table:table-cell>
          <table:table-cell table:style-name="ce10" office:value-type="string" calcext:value-type="string">
            <text:p>roll</text:p>
          </table:table-cell>
          <table:table-cell table:style-name="ce10" office:value-type="string" calcext:value-type="string">
            <text:p>pitch</text:p>
          </table:table-cell>
          <table:table-cell table:style-name="ce10" office:value-type="string" calcext:value-type="string">
            <text:p>yaw</text:p>
          </table:table-cell>
          <table:table-cell/>
          <table:table-cell table:style-name="ce12" office:value-type="string" calcext:value-type="string">
            <text:p>Ctrl</text:p>
          </table:table-cell>
          <table:table-cell table:style-name="ce12" office:value-type="string" calcext:value-type="string">
            <text:p>Scaled</text:p>
          </table:table-cell>
          <table:table-cell table:style-name="ce12" office:value-type="string" calcext:value-type="string">
            <text:p>Motor</text:p>
          </table:table-cell>
          <table:table-cell table:style-name="ce12" office:value-type="string" calcext:value-type="string">
            <text:p>Motor [%]</text:p>
          </table:table-cell>
        </table:table-row>
        <table:table-row table:style-name="ro1">
          <table:table-cell table:number-columns-repeated="2"/>
          <table:table-cell table:style-name="ce11" office:value-type="float" office:value="-0.3" calcext:value-type="float">
            <text:p>-0,3</text:p>
          </table:table-cell>
          <table:table-cell table:number-columns-repeated="3" table:style-name="ce11" office:value-type="float" office:value="0.4" calcext:value-type="float">
            <text:p>0,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/>
          <table:table-cell table:formula="of:=[airmode.$D$4]*[airmode.D6]+[airmode.$E$4]*[airmode.E6]+[airmode.$F$4]*[airmode.F6]" office:value-type="float" office:value="-0.4" calcext:value-type="float">
            <text:p>-0,4</text:p>
          </table:table-cell>
          <table:table-cell table:formula="of:=IF(AND([airmode.$I$4] &gt; 0;[airmode.$H$16] &gt; 2); [airmode.H6]/[airmode.$H$16]*2; [airmode.H6])" office:value-type="float" office:value="-0.4" calcext:value-type="float">
            <text:p>-0,4</text:p>
          </table:table-cell>
          <table:table-cell table:formula="of:=[airmode.$H$21]*[airmode.C6]+[airmode.I6]" office:value-type="float" office:value="-0.6" calcext:value-type="float">
            <text:p>-0,6</text:p>
          </table:table-cell>
          <table:table-cell table:formula="of:=([airmode.J6]+1) *5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formula="of:=[airmode.$D$4]*[airmode.D7]+[airmode.$E$4]*[airmode.E7]+[airmode.$F$4]*[airmode.F7]" office:value-type="float" office:value="-0.4" calcext:value-type="float">
            <text:p>-0,4</text:p>
          </table:table-cell>
          <table:table-cell table:formula="of:=IF(AND([airmode.$I$4] &gt; 0;[airmode.$H$16] &gt; 2); [airmode.H7]/[airmode.$H$16]*2; [airmode.H7])" office:value-type="float" office:value="-0.4" calcext:value-type="float">
            <text:p>-0,4</text:p>
          </table:table-cell>
          <table:table-cell table:formula="of:=[airmode.$H$21]*[airmode.C7]+[airmode.I7]" office:value-type="float" office:value="-0.6" calcext:value-type="float">
            <text:p>-0,6</text:p>
          </table:table-cell>
          <table:table-cell table:formula="of:=([airmode.J7]+1) *5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number-columns-repeated="4" table:style-name="ce11" office:value-type="float" office:value="1" calcext:value-type="float">
            <text:p>1</text:p>
          </table:table-cell>
          <table:table-cell/>
          <table:table-cell table:formula="of:=[airmode.$D$4]*[airmode.D8]+[airmode.$E$4]*[airmode.E8]+[airmode.$F$4]*[airmode.F8]" office:value-type="float" office:value="1.2" calcext:value-type="float">
            <text:p>1,2</text:p>
          </table:table-cell>
          <table:table-cell table:formula="of:=IF(AND([airmode.$I$4] &gt; 0;[airmode.$H$16] &gt; 2); [airmode.H8]/[airmode.$H$16]*2; [airmode.H8])" office:value-type="float" office:value="1.2" calcext:value-type="float">
            <text:p>1,2</text:p>
          </table:table-cell>
          <table:table-cell table:formula="of:=[airmode.$H$21]*[airmode.C8]+[airmode.I8]" office:value-type="float" office:value="1" calcext:value-type="float">
            <text:p>1</text:p>
          </table:table-cell>
          <table:table-cell table:formula="of:=([airmode.J8]+1) *5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/>
          <table:table-cell table:formula="of:=[airmode.$D$4]*[airmode.D9]+[airmode.$E$4]*[airmode.E9]+[airmode.$F$4]*[airmode.F9]" office:value-type="float" office:value="-0.4" calcext:value-type="float">
            <text:p>-0,4</text:p>
          </table:table-cell>
          <table:table-cell table:formula="of:=IF(AND([airmode.$I$4] &gt; 0;[airmode.$H$16] &gt; 2); [airmode.H9]/[airmode.$H$16]*2; [airmode.H9])" office:value-type="float" office:value="-0.4" calcext:value-type="float">
            <text:p>-0,4</text:p>
          </table:table-cell>
          <table:table-cell table:formula="of:=[airmode.$H$21]*[airmode.C9]+[airmode.I9]" office:value-type="float" office:value="-0.6" calcext:value-type="float">
            <text:p>-0,6</text:p>
          </table:table-cell>
          <table:table-cell table:formula="of:=([airmode.J9]+1) *50" office:value-type="float" office:value="20" calcext:value-type="float">
            <text:p>20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6"/>
          <table:table-cell table:style-name="ce5" office:value-type="string" calcext:value-type="string">
            <text:p>min</text:p>
          </table:table-cell>
          <table:table-cell table:formula="of:=MIN([airmode.H6:.H9])" office:value-type="float" office:value="-0.4" calcext:value-type="float">
            <text:p>-0,4</text:p>
          </table:table-cell>
          <table:table-cell table:formula="of:=MIN([airmode.I6:.I9])" office:value-type="float" office:value="-0.4" calcext:value-type="float">
            <text:p>-0,4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 office:value-type="string" calcext:value-type="string">
            <text:p>max</text:p>
          </table:table-cell>
          <table:table-cell table:formula="of:=MAX([airmode.H6:.H9])" office:value-type="float" office:value="1.2" calcext:value-type="float">
            <text:p>1,2</text:p>
          </table:table-cell>
          <table:table-cell table:formula="of:=MAX([airmode.I6:.I9])" office:value-type="float" office:value="1.2" calcext:value-type="float">
            <text:p>1,2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range</text:p>
          </table:table-cell>
          <table:table-cell table:formula="of:=[airmode.H14]-[airmode.H13]" office:value-type="float" office:value="1.6" calcext:value-type="float">
            <text:p>1,6</text:p>
          </table:table-cell>
          <table:table-cell table:formula="of:=[airmode.I14]-[airmode.I13]" office:value-type="float" office:value="1.6" calcext:value-type="float">
            <text:p>1,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throttle min</text:p>
          </table:table-cell>
          <table:table-cell table:formula="of:=-1 + [airmode.H16]/2" office:value-type="float" office:value="-0.2" calcext:value-type="float">
            <text:p>-0,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5" office:value-type="string" calcext:value-type="string">
            <text:p>throttle max</text:p>
          </table:table-cell>
          <table:table-cell table:formula="of:=1-[airmode.H16]/2"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throttle</text:p>
          </table:table-cell>
          <table:table-cell table:formula="of:=IF([airmode.H16]&gt;2;0;MIN(MAX([airmode.H18];[airmode.C4]);[airmode.H19]))" office:value-type="float" office:value="-0.2" calcext:value-type="float">
            <text:p>-0,2</text:p>
          </table:table-cell>
          <table:table-cell table:number-columns-repeated="3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7"/>
          <table:table-cell table:style-name="ce13"/>
          <table:table-cell table:number-columns-repeated="3"/>
        </table:table-row>
      </table:table>
      <table:table table:name="pwm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freq [HZ]</text:p>
          </table:table-cell>
          <table:table-cell office:value-type="float" office:value="160000000" calcext:value-type="float">
            <text:p>1600000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locks per us</text:p>
          </table:table-cell>
          <table:table-cell table:formula="of:=[pwm.B2]/1000000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4" office:value-type="string" calcext:value-type="string" table:number-columns-spanned="4" table:number-rows-spanned="1">
            <text:p>us to clocks</text:p>
          </table:table-cell>
          <table:covered-table-cell table:number-columns-repeated="3" table:style-name="ce1"/>
          <table:table-cell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string" calcext:value-type="string">
            <text:p>PWM [cycle]</text:p>
          </table:table-cell>
          <table:table-cell table:style-name="ce1" office:value-type="string" calcext:value-type="string">
            <text:p>ONESHOT125 [cycle]</text:p>
          </table:table-cell>
          <table:table-cell table:style-name="ce1" office:value-type="string" calcext:value-type="string">
            <text:p>ONESHOT125 [us]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pwm.A7]*[pwm.$B$3]" office:value-type="float" office:value="160" calcext:value-type="float">
            <text:p>160</text:p>
          </table:table-cell>
          <table:table-cell table:formula="of:=[pwm.B7]/8" office:value-type="float" office:value="20" calcext:value-type="float">
            <text:p>20</text:p>
          </table:table-cell>
          <table:table-cell table:style-name="ce3" table:formula="of:=[pwm.A7]/8" office:value-type="float" office:value="0.125" calcext:value-type="float">
            <text:p>0,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pwm.A8]*[pwm.$B$3]" office:value-type="float" office:value="1600" calcext:value-type="float">
            <text:p>1600</text:p>
          </table:table-cell>
          <table:table-cell table:formula="of:=[pwm.B8]/8" office:value-type="float" office:value="200" calcext:value-type="float">
            <text:p>200</text:p>
          </table:table-cell>
          <table:table-cell table:style-name="ce3" table:formula="of:=[pwm.A8]/8" office:value-type="float" office:value="1.25" calcext:value-type="float">
            <text:p>1,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pwm.A9]*[pwm.$B$3]" office:value-type="float" office:value="3200" calcext:value-type="float">
            <text:p>3200</text:p>
          </table:table-cell>
          <table:table-cell table:formula="of:=[pwm.B9]/8" office:value-type="float" office:value="400" calcext:value-type="float">
            <text:p>400</text:p>
          </table:table-cell>
          <table:table-cell table:style-name="ce3" table:formula="of:=[pwm.A9]/8"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pwm.A10]*[pwm.$B$3]" office:value-type="float" office:value="16000" calcext:value-type="float">
            <text:p>16000</text:p>
          </table:table-cell>
          <table:table-cell table:formula="of:=[pwm.B10]/8" office:value-type="float" office:value="2000" calcext:value-type="float">
            <text:p>2000</text:p>
          </table:table-cell>
          <table:table-cell table:style-name="ce3" table:formula="of:=[pwm.A10]/8" office:value-type="float" office:value="12.5" calcext:value-type="float">
            <text:p>12,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pwm.A11]*[pwm.$B$3]" office:value-type="float" office:value="160000" calcext:value-type="float">
            <text:p>160000</text:p>
          </table:table-cell>
          <table:table-cell table:formula="of:=[pwm.B11]/8" office:value-type="float" office:value="20000" calcext:value-type="float">
            <text:p>20000</text:p>
          </table:table-cell>
          <table:table-cell table:style-name="ce3" table:formula="of:=[pwm.A11]/8" office:value-type="float" office:value="125" calcext:value-type="float">
            <text:p>125,0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[pwm.A12]*[pwm.$B$3]" office:value-type="float" office:value="161600" calcext:value-type="float">
            <text:p>161600</text:p>
          </table:table-cell>
          <table:table-cell table:formula="of:=[pwm.B12]/8" office:value-type="float" office:value="20200" calcext:value-type="float">
            <text:p>20200</text:p>
          </table:table-cell>
          <table:table-cell table:style-name="ce3" table:formula="of:=[pwm.A12]/8" office:value-type="float" office:value="126.25" calcext:value-type="float">
            <text:p>126,3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[pwm.A13]*[pwm.$B$3]" office:value-type="float" office:value="168000" calcext:value-type="float">
            <text:p>168000</text:p>
          </table:table-cell>
          <table:table-cell table:formula="of:=[pwm.B13]/8" office:value-type="float" office:value="21000" calcext:value-type="float">
            <text:p>21000</text:p>
          </table:table-cell>
          <table:table-cell table:style-name="ce3" table:formula="of:=[pwm.A13]/8" office:value-type="float" office:value="131.25" calcext:value-type="float">
            <text:p>131,3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pwm.A14]*[pwm.$B$3]" office:value-type="float" office:value="176000" calcext:value-type="float">
            <text:p>176000</text:p>
          </table:table-cell>
          <table:table-cell table:formula="of:=[pwm.B14]/8" office:value-type="float" office:value="22000" calcext:value-type="float">
            <text:p>22000</text:p>
          </table:table-cell>
          <table:table-cell table:style-name="ce3" table:formula="of:=[pwm.A14]/8" office:value-type="float" office:value="137.5" calcext:value-type="float">
            <text:p>137,5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pwm.A15]*[pwm.$B$3]" office:value-type="float" office:value="240000" calcext:value-type="float">
            <text:p>240000</text:p>
          </table:table-cell>
          <table:table-cell table:formula="of:=[pwm.B15]/8" office:value-type="float" office:value="30000" calcext:value-type="float">
            <text:p>30000</text:p>
          </table:table-cell>
          <table:table-cell table:style-name="ce3" table:formula="of:=[pwm.A15]/8" office:value-type="float" office:value="187.5" calcext:value-type="float">
            <text:p>187,5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pwm.A16]*[pwm.$B$3]" office:value-type="float" office:value="320000" calcext:value-type="float">
            <text:p>320000</text:p>
          </table:table-cell>
          <table:table-cell table:formula="of:=[pwm.B16]/8" office:value-type="float" office:value="40000" calcext:value-type="float">
            <text:p>40000</text:p>
          </table:table-cell>
          <table:table-cell table:style-name="ce3" table:formula="of:=[pwm.A16]/8" office:value-type="float" office:value="250" calcext:value-type="float">
            <text:p>250,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/>
          <table:table-cell office:value-type="string" calcext:value-type="string">
            <text:p>multishot [us]</text:p>
          </table:table-cell>
          <table:table-cell office:value-type="string" calcext:value-type="string">
            <text:p>ticks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9" table:formula="of:=([.A25]-1000) * (20 - 5) / (2000 - 1000) + 5" office:value-type="float" office:value="5" calcext:value-type="float">
            <text:p>5,00</text:p>
          </table:table-cell>
          <table:table-cell table:formula="of:=FLOOR([.B25]*[.$B$3])"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ce9" table:formula="of:=([.A26]-1000) * (20 - 5) / (2000 - 1000) + 5" office:value-type="float" office:value="5.015" calcext:value-type="float">
            <text:p>5,02</text:p>
          </table:table-cell>
          <table:table-cell table:formula="of:=FLOOR([.B26]*[.$B$3])" office:value-type="float" office:value="802" calcext:value-type="float">
            <text:p>802</text:p>
          </table:table-cell>
          <table:table-cell table:formula="of:=[.C26]-[.C25]" office:value-type="float" office:value="2" calcext:value-type="float">
            <text:p>2</text:p>
          </table:table-cell>
          <table:table-cell table:formula="of:=[.C26]-[.$C$2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ce9" table:formula="of:=([.A27]-1000) * (20 - 5) / (2000 - 1000) + 5" office:value-type="float" office:value="5.03" calcext:value-type="float">
            <text:p>5,03</text:p>
          </table:table-cell>
          <table:table-cell table:formula="of:=FLOOR([.B27]*[.$B$3])" office:value-type="float" office:value="804" calcext:value-type="float">
            <text:p>804</text:p>
          </table:table-cell>
          <table:table-cell table:formula="of:=[.C27]-[.C26]" office:value-type="float" office:value="2" calcext:value-type="float">
            <text:p>2</text:p>
          </table:table-cell>
          <table:table-cell table:formula="of:=[.C27]-[.$C$2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ce9" table:formula="of:=([.A28]-1000) * (20 - 5) / (2000 - 1000) + 5" office:value-type="float" office:value="5.075" calcext:value-type="float">
            <text:p>5,08</text:p>
          </table:table-cell>
          <table:table-cell table:formula="of:=FLOOR([.B28]*[.$B$3])" office:value-type="float" office:value="812" calcext:value-type="float">
            <text:p>812</text:p>
          </table:table-cell>
          <table:table-cell table:formula="of:=[.C28]-[.C27]" office:value-type="float" office:value="8" calcext:value-type="float">
            <text:p>8</text:p>
          </table:table-cell>
          <table:table-cell table:formula="of:=[.C28]-[.$C$2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style-name="ce9" table:formula="of:=([.A29]-1000) * (20 - 5) / (2000 - 1000) + 5" office:value-type="float" office:value="5.15" calcext:value-type="float">
            <text:p>5,15</text:p>
          </table:table-cell>
          <table:table-cell table:formula="of:=FLOOR([.B29]*[.$B$3])" office:value-type="float" office:value="824" calcext:value-type="float">
            <text:p>824</text:p>
          </table:table-cell>
          <table:table-cell table:formula="of:=[.C29]-[.C28]" office:value-type="float" office:value="12" calcext:value-type="float">
            <text:p>12</text:p>
          </table:table-cell>
          <table:table-cell table:formula="of:=[.C29]-[.$C$25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table:style-name="ce9" table:formula="of:=([.A30]-1000) * (20 - 5) / (2000 - 1000) + 5" office:value-type="float" office:value="5.3" calcext:value-type="float">
            <text:p>5,30</text:p>
          </table:table-cell>
          <table:table-cell table:formula="of:=FLOOR([.B30]*[.$B$3])" office:value-type="float" office:value="848" calcext:value-type="float">
            <text:p>848</text:p>
          </table:table-cell>
          <table:table-cell table:formula="of:=[.C30]-[.C29]" office:value-type="float" office:value="24" calcext:value-type="float">
            <text:p>24</text:p>
          </table:table-cell>
          <table:table-cell table:formula="of:=[.C30]-[.$C$25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table:style-name="ce9" table:formula="of:=([.A31]-1000) * (20 - 5) / (2000 - 1000) + 5" office:value-type="float" office:value="5.75" calcext:value-type="float">
            <text:p>5,75</text:p>
          </table:table-cell>
          <table:table-cell table:formula="of:=FLOOR([.B31]*[.$B$3])" office:value-type="float" office:value="920" calcext:value-type="float">
            <text:p>920</text:p>
          </table:table-cell>
          <table:table-cell table:formula="of:=[.C31]-[.C30]" office:value-type="float" office:value="72" calcext:value-type="float">
            <text:p>72</text:p>
          </table:table-cell>
          <table:table-cell table:formula="of:=[.C31]-[.$C$25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style-name="ce9" table:formula="of:=([.A32]-1000) * (20 - 5) / (2000 - 1000) + 5" office:value-type="float" office:value="6.5" calcext:value-type="float">
            <text:p>6,50</text:p>
          </table:table-cell>
          <table:table-cell table:formula="of:=FLOOR([.B32]*[.$B$3])" office:value-type="float" office:value="1040" calcext:value-type="float">
            <text:p>1040</text:p>
          </table:table-cell>
          <table:table-cell table:formula="of:=[.C32]-[.C31]" office:value-type="float" office:value="120" calcext:value-type="float">
            <text:p>120</text:p>
          </table:table-cell>
          <table:table-cell table:formula="of:=[.C32]-[.$C$25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9" table:formula="of:=([.A33]-1000) * (20 - 5) / (2000 - 1000) + 5" office:value-type="float" office:value="8" calcext:value-type="float">
            <text:p>8,00</text:p>
          </table:table-cell>
          <table:table-cell table:formula="of:=FLOOR([.B33]*[.$B$3])" office:value-type="float" office:value="1280" calcext:value-type="float">
            <text:p>1280</text:p>
          </table:table-cell>
          <table:table-cell table:formula="of:=[.C33]-[.C32]" office:value-type="float" office:value="240" calcext:value-type="float">
            <text:p>240</text:p>
          </table:table-cell>
          <table:table-cell table:formula="of:=[.C33]-[.$C$25]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style-name="ce9" table:formula="of:=([.A34]-1000) * (20 - 5) / (2000 - 1000) + 5" office:value-type="float" office:value="9.5" calcext:value-type="float">
            <text:p>9,50</text:p>
          </table:table-cell>
          <table:table-cell table:formula="of:=FLOOR([.B34]*[.$B$3])" office:value-type="float" office:value="1520" calcext:value-type="float">
            <text:p>1520</text:p>
          </table:table-cell>
          <table:table-cell table:formula="of:=[.C34]-[.C33]" office:value-type="float" office:value="240" calcext:value-type="float">
            <text:p>240</text:p>
          </table:table-cell>
          <table:table-cell table:formula="of:=[.C34]-[.$C$25]"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style-name="ce9" table:formula="of:=([.A35]-1000) * (20 - 5) / (2000 - 1000) + 5" office:value-type="float" office:value="11" calcext:value-type="float">
            <text:p>11,00</text:p>
          </table:table-cell>
          <table:table-cell table:formula="of:=FLOOR([.B35]*[.$B$3])" office:value-type="float" office:value="1760" calcext:value-type="float">
            <text:p>1760</text:p>
          </table:table-cell>
          <table:table-cell table:formula="of:=[.C35]-[.C34]" office:value-type="float" office:value="240" calcext:value-type="float">
            <text:p>240</text:p>
          </table:table-cell>
          <table:table-cell table:formula="of:=[.C35]-[.$C$25]"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9" table:formula="of:=([.A36]-1000) * (20 - 5) / (2000 - 1000) + 5" office:value-type="float" office:value="12.5" calcext:value-type="float">
            <text:p>12,50</text:p>
          </table:table-cell>
          <table:table-cell table:formula="of:=FLOOR([.B36]*[.$B$3])" office:value-type="float" office:value="2000" calcext:value-type="float">
            <text:p>2000</text:p>
          </table:table-cell>
          <table:table-cell table:formula="of:=[.C36]-[.C35]" office:value-type="float" office:value="240" calcext:value-type="float">
            <text:p>240</text:p>
          </table:table-cell>
          <table:table-cell table:formula="of:=[.C36]-[.$C$25]"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9" table:formula="of:=([.A37]-1000) * (20 - 5) / (2000 - 1000) + 5" office:value-type="float" office:value="15.5" calcext:value-type="float">
            <text:p>15,50</text:p>
          </table:table-cell>
          <table:table-cell table:formula="of:=FLOOR([.B37]*[.$B$3])" office:value-type="float" office:value="2480" calcext:value-type="float">
            <text:p>2480</text:p>
          </table:table-cell>
          <table:table-cell table:formula="of:=[.C37]-[.C36]" office:value-type="float" office:value="480" calcext:value-type="float">
            <text:p>480</text:p>
          </table:table-cell>
          <table:table-cell table:formula="of:=[.C37]-[.$C$25]" office:value-type="float" office:value="1680" calcext:value-type="float">
            <text:p>168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9" table:formula="of:=([.A38]-1000) * (20 - 5) / (2000 - 1000) + 5" office:value-type="float" office:value="20" calcext:value-type="float">
            <text:p>20,00</text:p>
          </table:table-cell>
          <table:table-cell table:formula="of:=FLOOR([.B38]*[.$B$3])" office:value-type="float" office:value="3200" calcext:value-type="float">
            <text:p>3200</text:p>
          </table:table-cell>
          <table:table-cell table:formula="of:=[.C38]-[.C36]" office:value-type="float" office:value="1200" calcext:value-type="float">
            <text:p>1200</text:p>
          </table:table-cell>
          <table:table-cell table:formula="of:=[.C38]-[.$C$25]" office:value-type="float" office:value="2400" calcext:value-type="float">
            <text:p>2400</text:p>
          </table:table-cell>
        </table:table-row>
      </table:table>
      <table:table table:name="vbat" table:style-name="ta1">
        <table:table-column table:style-name="co2" table:default-cell-style-name="Default"/>
        <table:table-column table:style-name="co2" table:default-cell-style-name="ce15"/>
        <table:table-column table:style-name="co2" table:number-columns-repeated="2" table:default-cell-style-name="ce3"/>
        <table:table-row table:style-name="ro1">
          <table:table-cell office:value-type="string" calcext:value-type="string">
            <text:p>voltage</text:p>
          </table:table-cell>
          <table:table-cell table:style-name="Default" office:value-type="string" calcext:value-type="string">
            <text:p>cells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([.A2]+[.$C$1])/[.$D$1])" office:value-type="float" office:value="1" calcext:value-type="float">
            <text:p>1</text:p>
          </table:table-cell>
          <table:table-cell table:formula="of:=[.A2]/10" office:value-type="float" office:value="1" calcext:value-type="float">
            <text:p>1,0</text:p>
          </table:table-cell>
          <table:table-cell table:formula="of:=[.C2]/MAX([.B2];1)" office:value-type="float" office:value="1" calcext:value-type="float">
            <text:p>1,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([.A3]+[.$C$1])/[.$D$1])" office:value-type="float" office:value="1" calcext:value-type="float">
            <text:p>1</text:p>
          </table:table-cell>
          <table:table-cell table:formula="of:=[.A3]/10" office:value-type="float" office:value="1.5" calcext:value-type="float">
            <text:p>1,5</text:p>
          </table:table-cell>
          <table:table-cell table:formula="of:=[.C3]/MAX([.B3];1)"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([.A4]+[.$C$1])/[.$D$1])" office:value-type="float" office:value="1" calcext:value-type="float">
            <text:p>1</text:p>
          </table:table-cell>
          <table:table-cell table:formula="of:=[.A4]/10" office:value-type="float" office:value="2" calcext:value-type="float">
            <text:p>2,0</text:p>
          </table:table-cell>
          <table:table-cell table:formula="of:=[.C4]/MAX([.B4];1)" office:value-type="float" office:value="2" calcext:value-type="float">
            <text:p>2,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([.A5]+[.$C$1])/[.$D$1])" office:value-type="float" office:value="1" calcext:value-type="float">
            <text:p>1</text:p>
          </table:table-cell>
          <table:table-cell table:formula="of:=[.A5]/10" office:value-type="float" office:value="2.5" calcext:value-type="float">
            <text:p>2,5</text:p>
          </table:table-cell>
          <table:table-cell table:formula="of:=[.C5]/MAX([.B5];1)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([.A6]+[.$C$1])/[.$D$1])" office:value-type="float" office:value="1" calcext:value-type="float">
            <text:p>1</text:p>
          </table:table-cell>
          <table:table-cell table:formula="of:=[.A6]/10" office:value-type="float" office:value="2.6" calcext:value-type="float">
            <text:p>2,6</text:p>
          </table:table-cell>
          <table:table-cell table:formula="of:=[.C6]/MAX([.B6];1)"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([.A7]+[.$C$1])/[.$D$1])" office:value-type="float" office:value="1" calcext:value-type="float">
            <text:p>1</text:p>
          </table:table-cell>
          <table:table-cell table:formula="of:=[.A7]/10" office:value-type="float" office:value="2.7" calcext:value-type="float">
            <text:p>2,7</text:p>
          </table:table-cell>
          <table:table-cell table:formula="of:=[.C7]/MAX([.B7];1)"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([.A8]+[.$C$1])/[.$D$1])" office:value-type="float" office:value="1" calcext:value-type="float">
            <text:p>1</text:p>
          </table:table-cell>
          <table:table-cell table:formula="of:=[.A8]/10" office:value-type="float" office:value="2.8" calcext:value-type="float">
            <text:p>2,8</text:p>
          </table:table-cell>
          <table:table-cell table:formula="of:=[.C8]/MAX([.B8];1)"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([.A9]+[.$C$1])/[.$D$1])" office:value-type="float" office:value="1" calcext:value-type="float">
            <text:p>1</text:p>
          </table:table-cell>
          <table:table-cell table:formula="of:=[.A9]/10" office:value-type="float" office:value="3" calcext:value-type="float">
            <text:p>3,0</text:p>
          </table:table-cell>
          <table:table-cell table:formula="of:=[.C9]/MAX([.B9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([.A10]+[.$C$1])/[.$D$1])" office:value-type="float" office:value="1" calcext:value-type="float">
            <text:p>1</text:p>
          </table:table-cell>
          <table:table-cell table:formula="of:=[.A10]/10" office:value-type="float" office:value="3.1" calcext:value-type="float">
            <text:p>3,1</text:p>
          </table:table-cell>
          <table:table-cell table:formula="of:=[.C10]/MAX([.B10];1)"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([.A11]+[.$C$1])/[.$D$1])" office:value-type="float" office:value="1" calcext:value-type="float">
            <text:p>1</text:p>
          </table:table-cell>
          <table:table-cell table:formula="of:=[.A11]/10" office:value-type="float" office:value="3.2" calcext:value-type="float">
            <text:p>3,2</text:p>
          </table:table-cell>
          <table:table-cell table:formula="of:=[.C11]/MAX([.B11];1)"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([.A12]+[.$C$1])/[.$D$1])" office:value-type="float" office:value="1" calcext:value-type="float">
            <text:p>1</text:p>
          </table:table-cell>
          <table:table-cell table:formula="of:=[.A12]/10" office:value-type="float" office:value="3.3" calcext:value-type="float">
            <text:p>3,3</text:p>
          </table:table-cell>
          <table:table-cell table:formula="of:=[.C12]/MAX([.B12];1)"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([.A13]+[.$C$1])/[.$D$1])" office:value-type="float" office:value="1" calcext:value-type="float">
            <text:p>1</text:p>
          </table:table-cell>
          <table:table-cell table:formula="of:=[.A13]/10" office:value-type="float" office:value="3.4" calcext:value-type="float">
            <text:p>3,4</text:p>
          </table:table-cell>
          <table:table-cell table:formula="of:=[.C13]/MAX([.B13];1)"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([.A14]+[.$C$1])/[.$D$1])" office:value-type="float" office:value="1" calcext:value-type="float">
            <text:p>1</text:p>
          </table:table-cell>
          <table:table-cell table:formula="of:=[.A14]/10" office:value-type="float" office:value="3.5" calcext:value-type="float">
            <text:p>3,5</text:p>
          </table:table-cell>
          <table:table-cell table:formula="of:=[.C14]/MAX([.B14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([.A15]+[.$C$1])/[.$D$1])" office:value-type="float" office:value="1" calcext:value-type="float">
            <text:p>1</text:p>
          </table:table-cell>
          <table:table-cell table:formula="of:=[.A15]/10" office:value-type="float" office:value="3.6" calcext:value-type="float">
            <text:p>3,6</text:p>
          </table:table-cell>
          <table:table-cell table:formula="of:=[.C15]/MAX([.B15];1)"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([.A16]+[.$C$1])/[.$D$1])" office:value-type="float" office:value="1" calcext:value-type="float">
            <text:p>1</text:p>
          </table:table-cell>
          <table:table-cell table:formula="of:=[.A16]/10" office:value-type="float" office:value="3.7" calcext:value-type="float">
            <text:p>3,7</text:p>
          </table:table-cell>
          <table:table-cell table:formula="of:=[.C16]/MAX([.B16];1)"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([.A17]+[.$C$1])/[.$D$1])" office:value-type="float" office:value="1" calcext:value-type="float">
            <text:p>1</text:p>
          </table:table-cell>
          <table:table-cell table:formula="of:=[.A17]/10" office:value-type="float" office:value="3.8" calcext:value-type="float">
            <text:p>3,8</text:p>
          </table:table-cell>
          <table:table-cell table:formula="of:=[.C17]/MAX([.B17];1)"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([.A18]+[.$C$1])/[.$D$1])" office:value-type="float" office:value="1" calcext:value-type="float">
            <text:p>1</text:p>
          </table:table-cell>
          <table:table-cell table:formula="of:=[.A18]/10" office:value-type="float" office:value="3.9" calcext:value-type="float">
            <text:p>3,9</text:p>
          </table:table-cell>
          <table:table-cell table:formula="of:=[.C18]/MAX([.B18];1)"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([.A19]+[.$C$1])/[.$D$1])" office:value-type="float" office:value="1" calcext:value-type="float">
            <text:p>1</text:p>
          </table:table-cell>
          <table:table-cell table:formula="of:=[.A19]/10" office:value-type="float" office:value="4" calcext:value-type="float">
            <text:p>4,0</text:p>
          </table:table-cell>
          <table:table-cell table:formula="of:=[.C19]/MAX([.B19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([.A20]+[.$C$1])/[.$D$1])" office:value-type="float" office:value="1" calcext:value-type="float">
            <text:p>1</text:p>
          </table:table-cell>
          <table:table-cell table:formula="of:=[.A20]/10" office:value-type="float" office:value="4.1" calcext:value-type="float">
            <text:p>4,1</text:p>
          </table:table-cell>
          <table:table-cell table:formula="of:=[.C20]/MAX([.B20];1)"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([.A21]+[.$C$1])/[.$D$1])" office:value-type="float" office:value="1" calcext:value-type="float">
            <text:p>1</text:p>
          </table:table-cell>
          <table:table-cell table:formula="of:=[.A21]/10" office:value-type="float" office:value="4.2" calcext:value-type="float">
            <text:p>4,2</text:p>
          </table:table-cell>
          <table:table-cell table:formula="of:=[.C21]/MAX([.B21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([.A22]+[.$C$1])/[.$D$1])" office:value-type="float" office:value="1" calcext:value-type="float">
            <text:p>1</text:p>
          </table:table-cell>
          <table:table-cell table:formula="of:=[.A22]/10" office:value-type="float" office:value="4.3" calcext:value-type="float">
            <text:p>4,3</text:p>
          </table:table-cell>
          <table:table-cell table:formula="of:=[.C22]/MAX([.B22];1)"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([.A23]+[.$C$1])/[.$D$1])" office:value-type="float" office:value="2" calcext:value-type="float">
            <text:p>2</text:p>
          </table:table-cell>
          <table:table-cell table:formula="of:=[.A23]/10" office:value-type="float" office:value="4.4" calcext:value-type="float">
            <text:p>4,4</text:p>
          </table:table-cell>
          <table:table-cell table:formula="of:=[.C23]/MAX([.B23];1)"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([.A24]+[.$C$1])/[.$D$1])" office:value-type="float" office:value="2" calcext:value-type="float">
            <text:p>2</text:p>
          </table:table-cell>
          <table:table-cell table:formula="of:=[.A24]/10" office:value-type="float" office:value="4.5" calcext:value-type="float">
            <text:p>4,5</text:p>
          </table:table-cell>
          <table:table-cell table:formula="of:=[.C24]/MAX([.B24];1)" office:value-type="float" office:value="2.25" calcext:value-type="float">
            <text:p>2,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([.A25]+[.$C$1])/[.$D$1])" office:value-type="float" office:value="2" calcext:value-type="float">
            <text:p>2</text:p>
          </table:table-cell>
          <table:table-cell table:formula="of:=[.A25]/10" office:value-type="float" office:value="4.6" calcext:value-type="float">
            <text:p>4,6</text:p>
          </table:table-cell>
          <table:table-cell table:formula="of:=[.C25]/MAX([.B25];1)"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([.A26]+[.$C$1])/[.$D$1])" office:value-type="float" office:value="2" calcext:value-type="float">
            <text:p>2</text:p>
          </table:table-cell>
          <table:table-cell table:formula="of:=[.A26]/10" office:value-type="float" office:value="5" calcext:value-type="float">
            <text:p>5,0</text:p>
          </table:table-cell>
          <table:table-cell table:formula="of:=[.C26]/MAX([.B26];1)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FLOOR(([.A27]+[.$C$1])/[.$D$1])" office:value-type="float" office:value="2" calcext:value-type="float">
            <text:p>2</text:p>
          </table:table-cell>
          <table:table-cell table:formula="of:=[.A27]/10" office:value-type="float" office:value="6" calcext:value-type="float">
            <text:p>6,0</text:p>
          </table:table-cell>
          <table:table-cell table:formula="of:=[.C27]/MAX([.B27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FLOOR(([.A28]+[.$C$1])/[.$D$1])" office:value-type="float" office:value="2" calcext:value-type="float">
            <text:p>2</text:p>
          </table:table-cell>
          <table:table-cell table:formula="of:=[.A28]/10" office:value-type="float" office:value="7" calcext:value-type="float">
            <text:p>7,0</text:p>
          </table:table-cell>
          <table:table-cell table:formula="of:=[.C28]/MAX([.B28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FLOOR(([.A29]+[.$C$1])/[.$D$1])" office:value-type="float" office:value="2" calcext:value-type="float">
            <text:p>2</text:p>
          </table:table-cell>
          <table:table-cell table:formula="of:=[.A29]/10" office:value-type="float" office:value="8" calcext:value-type="float">
            <text:p>8,0</text:p>
          </table:table-cell>
          <table:table-cell table:formula="of:=[.C29]/MAX([.B29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FLOOR(([.A30]+[.$C$1])/[.$D$1])" office:value-type="float" office:value="3" calcext:value-type="float">
            <text:p>3</text:p>
          </table:table-cell>
          <table:table-cell table:formula="of:=[.A30]/10" office:value-type="float" office:value="9" calcext:value-type="float">
            <text:p>9,0</text:p>
          </table:table-cell>
          <table:table-cell table:formula="of:=[.C30]/MAX([.B30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([.A31]+[.$C$1])/[.$D$1])" office:value-type="float" office:value="3" calcext:value-type="float">
            <text:p>3</text:p>
          </table:table-cell>
          <table:table-cell table:formula="of:=[.A31]/10" office:value-type="float" office:value="10" calcext:value-type="float">
            <text:p>10,0</text:p>
          </table:table-cell>
          <table:table-cell table:formula="of:=[.C31]/MAX([.B31];1)" office:value-type="float" office:value="3.33333333333333" calcext:value-type="float">
            <text:p>3,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FLOOR(([.A32]+[.$C$1])/[.$D$1])" office:value-type="float" office:value="3" calcext:value-type="float">
            <text:p>3</text:p>
          </table:table-cell>
          <table:table-cell table:formula="of:=[.A32]/10" office:value-type="float" office:value="11" calcext:value-type="float">
            <text:p>11,0</text:p>
          </table:table-cell>
          <table:table-cell table:formula="of:=[.C32]/MAX([.B32];1)" office:value-type="float" office:value="3.66666666666667" calcext:value-type="float">
            <text:p>3,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FLOOR(([.A33]+[.$C$1])/[.$D$1])" office:value-type="float" office:value="3" calcext:value-type="float">
            <text:p>3</text:p>
          </table:table-cell>
          <table:table-cell table:formula="of:=[.A33]/10" office:value-type="float" office:value="12" calcext:value-type="float">
            <text:p>12,0</text:p>
          </table:table-cell>
          <table:table-cell table:formula="of:=[.C33]/MAX([.B33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FLOOR(([.A34]+[.$C$1])/[.$D$1])" office:value-type="float" office:value="3" calcext:value-type="float">
            <text:p>3</text:p>
          </table:table-cell>
          <table:table-cell table:formula="of:=[.A34]/10" office:value-type="float" office:value="12.4" calcext:value-type="float">
            <text:p>12,4</text:p>
          </table:table-cell>
          <table:table-cell table:formula="of:=[.C34]/MAX([.B34];1)" office:value-type="float" office:value="4.13333333333333" calcext:value-type="float">
            <text:p>4,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FLOOR(([.A35]+[.$C$1])/[.$D$1])" office:value-type="float" office:value="3" calcext:value-type="float">
            <text:p>3</text:p>
          </table:table-cell>
          <table:table-cell table:formula="of:=[.A35]/10" office:value-type="float" office:value="12.6" calcext:value-type="float">
            <text:p>12,6</text:p>
          </table:table-cell>
          <table:table-cell table:formula="of:=[.C35]/MAX([.B35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FLOOR(([.A36]+[.$C$1])/[.$D$1])" office:value-type="float" office:value="4" calcext:value-type="float">
            <text:p>4</text:p>
          </table:table-cell>
          <table:table-cell table:formula="of:=[.A36]/10" office:value-type="float" office:value="12.8" calcext:value-type="float">
            <text:p>12,8</text:p>
          </table:table-cell>
          <table:table-cell table:formula="of:=[.C36]/MAX([.B36];1)"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FLOOR(([.A37]+[.$C$1])/[.$D$1])" office:value-type="float" office:value="4" calcext:value-type="float">
            <text:p>4</text:p>
          </table:table-cell>
          <table:table-cell table:formula="of:=[.A37]/10" office:value-type="float" office:value="13" calcext:value-type="float">
            <text:p>13,0</text:p>
          </table:table-cell>
          <table:table-cell table:formula="of:=[.C37]/MAX([.B37];1)" office:value-type="float" office:value="3.25" calcext:value-type="float">
            <text:p>3,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FLOOR(([.A38]+[.$C$1])/[.$D$1])" office:value-type="float" office:value="4" calcext:value-type="float">
            <text:p>4</text:p>
          </table:table-cell>
          <table:table-cell table:formula="of:=[.A38]/10" office:value-type="float" office:value="14" calcext:value-type="float">
            <text:p>14,0</text:p>
          </table:table-cell>
          <table:table-cell table:formula="of:=[.C38]/MAX([.B38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FLOOR(([.A39]+[.$C$1])/[.$D$1])" office:value-type="float" office:value="4" calcext:value-type="float">
            <text:p>4</text:p>
          </table:table-cell>
          <table:table-cell table:formula="of:=[.A39]/10" office:value-type="float" office:value="15" calcext:value-type="float">
            <text:p>15,0</text:p>
          </table:table-cell>
          <table:table-cell table:formula="of:=[.C39]/MAX([.B39];1)" office:value-type="float" office:value="3.75" calcext:value-type="float">
            <text:p>3,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FLOOR(([.A40]+[.$C$1])/[.$D$1])" office:value-type="float" office:value="4" calcext:value-type="float">
            <text:p>4</text:p>
          </table:table-cell>
          <table:table-cell table:formula="of:=[.A40]/10" office:value-type="float" office:value="16" calcext:value-type="float">
            <text:p>16,0</text:p>
          </table:table-cell>
          <table:table-cell table:formula="of:=[.C40]/MAX([.B40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FLOOR(([.A41]+[.$C$1])/[.$D$1])" office:value-type="float" office:value="4" calcext:value-type="float">
            <text:p>4</text:p>
          </table:table-cell>
          <table:table-cell table:formula="of:=[.A41]/10" office:value-type="float" office:value="16.4" calcext:value-type="float">
            <text:p>16,4</text:p>
          </table:table-cell>
          <table:table-cell table:formula="of:=[.C41]/MAX([.B41];1)"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FLOOR(([.A42]+[.$C$1])/[.$D$1])" office:value-type="float" office:value="4" calcext:value-type="float">
            <text:p>4</text:p>
          </table:table-cell>
          <table:table-cell table:formula="of:=[.A42]/10" office:value-type="float" office:value="16.8" calcext:value-type="float">
            <text:p>16,8</text:p>
          </table:table-cell>
          <table:table-cell table:formula="of:=[.C42]/MAX([.B42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FLOOR(([.A43]+[.$C$1])/[.$D$1])" office:value-type="float" office:value="5" calcext:value-type="float">
            <text:p>5</text:p>
          </table:table-cell>
          <table:table-cell table:formula="of:=[.A43]/10" office:value-type="float" office:value="17" calcext:value-type="float">
            <text:p>17,0</text:p>
          </table:table-cell>
          <table:table-cell table:formula="of:=[.C43]/MAX([.B43];1)"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FLOOR(([.A44]+[.$C$1])/[.$D$1])" office:value-type="float" office:value="5" calcext:value-type="float">
            <text:p>5</text:p>
          </table:table-cell>
          <table:table-cell table:formula="of:=[.A44]/10" office:value-type="float" office:value="18" calcext:value-type="float">
            <text:p>18,0</text:p>
          </table:table-cell>
          <table:table-cell table:formula="of:=[.C44]/MAX([.B44];1)"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FLOOR(([.A45]+[.$C$1])/[.$D$1])" office:value-type="float" office:value="5" calcext:value-type="float">
            <text:p>5</text:p>
          </table:table-cell>
          <table:table-cell table:formula="of:=[.A45]/10" office:value-type="float" office:value="19" calcext:value-type="float">
            <text:p>19,0</text:p>
          </table:table-cell>
          <table:table-cell table:formula="of:=[.C45]/MAX([.B45];1)"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FLOOR(([.A46]+[.$C$1])/[.$D$1])" office:value-type="float" office:value="5" calcext:value-type="float">
            <text:p>5</text:p>
          </table:table-cell>
          <table:table-cell table:formula="of:=[.A46]/10" office:value-type="float" office:value="20" calcext:value-type="float">
            <text:p>20,0</text:p>
          </table:table-cell>
          <table:table-cell table:formula="of:=[.C46]/MAX([.B46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FLOOR(([.A47]+[.$C$1])/[.$D$1])" office:value-type="float" office:value="5" calcext:value-type="float">
            <text:p>5</text:p>
          </table:table-cell>
          <table:table-cell table:formula="of:=[.A47]/10" office:value-type="float" office:value="21" calcext:value-type="float">
            <text:p>21,0</text:p>
          </table:table-cell>
          <table:table-cell table:formula="of:=[.C47]/MAX([.B47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FLOOR(([.A48]+[.$C$1])/[.$D$1])" office:value-type="float" office:value="6" calcext:value-type="float">
            <text:p>6</text:p>
          </table:table-cell>
          <table:table-cell table:formula="of:=[.A48]/10" office:value-type="float" office:value="22" calcext:value-type="float">
            <text:p>22,0</text:p>
          </table:table-cell>
          <table:table-cell table:formula="of:=[.C48]/MAX([.B48];1)" office:value-type="float" office:value="3.66666666666667" calcext:value-type="float">
            <text:p>3,7</text:p>
          </table:table-cell>
        </table:table-row>
        <calcext:conditional-formats>
          <calcext:conditional-format calcext:target-range-address="vbat.B2:vbat.B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.00.0000</text:date>, <text:time style:data-style-name="N2" text:time-value="18:00:10.0645273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4M38S</meta:editing-duration>
    <meta:editing-cycles>20</meta:editing-cycles>
    <meta:generator>LibreOffice/5.1.6.2$Linux_X86_64 LibreOffice_project/10m0$Build-2</meta:generator>
    <dc:date>2018-02-01T18:26:01.147767423</dc:date>
    <meta:document-statistic meta:table-count="6" meta:cell-count="915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7.128cm" svg:height="23.873cm" xlink:href=".." xlink:type="simple" chart:class="chart:scatter" chart:style-name="ch1">
        <chart:legend chart:legend-position="top" svg:x="19.323cm" svg:y="0.185cm" style:legend-expansion="wide" chart:style-name="ch2"/>
        <chart:plot-area chart:style-name="ch3" table:cell-range-address="calibration.A2:calibration.D71" svg:x="0.942cm" svg:y="1.26cm" svg:width="45.244cm" svg:height="22.136cm">
          <chartooo:coordinate-region svg:x="1.669cm" svg:y="1.46cm" svg:width="44.331cm" svg:height="21.737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alibration.B2:calibration.B71" chart:class="chart:scatter">
            <chart:domain table:cell-range-address="calibration.A2:calibration.A71"/>
            <chart:data-point chart:repeated="70"/>
          </chart:series>
          <chart:series chart:style-name="ch9" chart:values-cell-range-address="calibration.C2:calibration.C71" chart:class="chart:scatter">
            <chart:data-point chart:repeated="70"/>
          </chart:series>
          <chart:series chart:style-name="ch10" chart:values-cell-range-address="calibration.D2:calibration.D71" chart:class="chart:scatter">
            <chart:data-point chart:repeated="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ibration.A2:calibration.A71</svg:desc>
                </draw:g>
              </table:table-cell>
              <table:table-cell office:value-type="float" office:value="50">
                <text:p>50</text:p>
                <draw:g>
                  <svg:desc>calibration.B2:calibration.B71</svg:desc>
                </draw:g>
              </table:table-cell>
              <table:table-cell office:value-type="float" office:value="0">
                <text:p>0</text:p>
                <draw:g>
                  <svg:desc>calibration.C2:calibration.C71</svg:desc>
                </draw:g>
              </table:table-cell>
              <table:table-cell office:value-type="float" office:value="50">
                <text:p>50</text:p>
                <draw:g>
                  <svg:desc>calibration.D2:calibration.D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  <table:table-cell office:value-type="float" office:value="7.65">
                <text:p>7.65</text:p>
              </table:table-cell>
              <table:table-cell office:value-type="float" office:value="43.35">
                <text:p>43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  <table:table-cell office:value-type="float" office:value="14.3025">
                <text:p>14.3025</text:p>
              </table:table-cell>
              <table:table-cell office:value-type="float" office:value="37.6975">
                <text:p>37.6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19.807125">
                <text:p>19.807125</text:p>
              </table:table-cell>
              <table:table-cell office:value-type="float" office:value="31.192875">
                <text:p>31.192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24.33605625">
                <text:p>24.33605625</text:p>
              </table:table-cell>
              <table:table-cell office:value-type="float" office:value="25.66394375">
                <text:p>25.66394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9">
                <text:p>49</text:p>
              </table:table-cell>
              <table:table-cell office:value-type="float" office:value="28.0356478125">
                <text:p>28.0356478125</text:p>
              </table:table-cell>
              <table:table-cell office:value-type="float" office:value="20.9643521875">
                <text:p>20.964352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31.180300640625">
                <text:p>31.180300640625</text:p>
              </table:table-cell>
              <table:table-cell office:value-type="float" office:value="17.819699359375">
                <text:p>17.81969935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33.8532555445312">
                <text:p>33.8532555445312</text:p>
              </table:table-cell>
              <table:table-cell office:value-type="float" office:value="15.1467444554688">
                <text:p>15.14674445546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36.2752672128516">
                <text:p>36.2752672128516</text:p>
              </table:table-cell>
              <table:table-cell office:value-type="float" office:value="13.7247327871484">
                <text:p>13.72473278714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1">
                <text:p>51</text:p>
              </table:table-cell>
              <table:table-cell office:value-type="float" office:value="38.4839771309238">
                <text:p>38.4839771309238</text:p>
              </table:table-cell>
              <table:table-cell office:value-type="float" office:value="12.5160228690762">
                <text:p>12.51602286907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40.3613805612853">
                <text:p>40.3613805612853</text:p>
              </table:table-cell>
              <table:table-cell office:value-type="float" office:value="10.6386194387148">
                <text:p>10.63861943871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42.1071734770925">
                <text:p>42.1071734770925</text:p>
              </table:table-cell>
              <table:table-cell office:value-type="float" office:value="9.89282652290754">
                <text:p>9.892826522907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43.5910974555286">
                <text:p>43.5910974555286</text:p>
              </table:table-cell>
              <table:table-cell office:value-type="float" office:value="8.40890254447142">
                <text:p>8.408902544471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1">
                <text:p>51</text:p>
              </table:table-cell>
              <table:table-cell office:value-type="float" office:value="44.7024328371993">
                <text:p>44.7024328371993</text:p>
              </table:table-cell>
              <table:table-cell office:value-type="float" office:value="6.2975671628007">
                <text:p>6.2975671628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45.7970679116194">
                <text:p>45.7970679116194</text:p>
              </table:table-cell>
              <table:table-cell office:value-type="float" office:value="6.2029320883806">
                <text:p>6.20293208838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46.5775077248765">
                <text:p>46.5775077248765</text:p>
              </table:table-cell>
              <table:table-cell office:value-type="float" office:value="4.42249227512351">
                <text:p>4.422492275123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47.240881566145">
                <text:p>47.240881566145</text:p>
              </table:table-cell>
              <table:table-cell office:value-type="float" office:value="3.75911843385499">
                <text:p>3.759118433854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47.6547493312233">
                <text:p>47.6547493312233</text:p>
              </table:table-cell>
              <table:table-cell office:value-type="float" office:value="2.34525066877674">
                <text:p>2.34525066877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9">
                <text:p>49</text:p>
              </table:table-cell>
              <table:table-cell office:value-type="float" office:value="47.8565369315398">
                <text:p>47.8565369315398</text:p>
              </table:table-cell>
              <table:table-cell office:value-type="float" office:value="1.14346306846023">
                <text:p>1.143463068460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8.1780563918088">
                <text:p>48.1780563918088</text:p>
              </table:table-cell>
              <table:table-cell office:value-type="float" office:value="1.8219436081912">
                <text:p>1.82194360819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8.3013479330375">
                <text:p>48.3013479330375</text:p>
              </table:table-cell>
              <table:table-cell office:value-type="float" office:value="0.698652066962517">
                <text:p>0.6986520669625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9">
                <text:p>49</text:p>
              </table:table-cell>
              <table:table-cell office:value-type="float" office:value="48.4061457430819">
                <text:p>48.4061457430819</text:p>
              </table:table-cell>
              <table:table-cell office:value-type="float" office:value="0.593854256918142">
                <text:p>0.5938542569181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48.6452238816196">
                <text:p>48.6452238816196</text:p>
              </table:table-cell>
              <table:table-cell office:value-type="float" office:value="1.35477611838042">
                <text:p>1.354776118380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48.8484402993766">
                <text:p>48.8484402993766</text:p>
              </table:table-cell>
              <table:table-cell office:value-type="float" office:value="1.15155970062336">
                <text:p>1.151559700623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51">
                <text:p>51</text:p>
              </table:table-cell>
              <table:table-cell office:value-type="float" office:value="49.1711742544702">
                <text:p>49.1711742544702</text:p>
              </table:table-cell>
              <table:table-cell office:value-type="float" office:value="1.82882574552986">
                <text:p>1.828825745529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49.2954981162996">
                <text:p>49.2954981162996</text:p>
              </table:table-cell>
              <table:table-cell office:value-type="float" office:value="0.704501883700381">
                <text:p>0.7045018837003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9">
                <text:p>49</text:p>
              </table:table-cell>
              <table:table-cell office:value-type="float" office:value="49.2511733988547">
                <text:p>49.2511733988547</text:p>
              </table:table-cell>
              <table:table-cell office:value-type="float" office:value="-0.251173398854675">
                <text:p>-0.2511733988546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49.3634973890265">
                <text:p>49.3634973890265</text:p>
              </table:table-cell>
              <table:table-cell office:value-type="float" office:value="0.63650261097353">
                <text:p>0.636502610973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51">
                <text:p>51</text:p>
              </table:table-cell>
              <table:table-cell office:value-type="float" office:value="49.6089727806725">
                <text:p>49.6089727806725</text:p>
              </table:table-cell>
              <table:table-cell office:value-type="float" office:value="1.3910272193275">
                <text:p>1.39102721932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  <table:table-cell office:value-type="float" office:value="49.6676268635716">
                <text:p>49.6676268635716</text:p>
              </table:table-cell>
              <table:table-cell office:value-type="float" office:value="0.33237313642838">
                <text:p>0.332373136428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49.7174828340359">
                <text:p>49.7174828340359</text:p>
              </table:table-cell>
              <table:table-cell office:value-type="float" office:value="0.282517165964123">
                <text:p>0.2825171659641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49.9098604089305">
                <text:p>49.9098604089305</text:p>
              </table:table-cell>
              <table:table-cell office:value-type="float" office:value="1.09013959106951">
                <text:p>1.090139591069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49.9233813475909">
                <text:p>49.9233813475909</text:p>
              </table:table-cell>
              <table:table-cell office:value-type="float" office:value="0.0766186524090813">
                <text:p>0.07661865240908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51">
                <text:p>51</text:p>
              </table:table-cell>
              <table:table-cell office:value-type="float" office:value="50.0848741454523">
                <text:p>50.0848741454523</text:p>
              </table:table-cell>
              <table:table-cell office:value-type="float" office:value="0.915125854547725">
                <text:p>0.9151258545477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50.0721430236344">
                <text:p>50.0721430236344</text:p>
              </table:table-cell>
              <table:table-cell office:value-type="float" office:value="-0.0721430236344318">
                <text:p>-0.07214302363443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49.9113215700893">
                <text:p>49.9113215700893</text:p>
              </table:table-cell>
              <table:table-cell office:value-type="float" office:value="-0.911321570089264">
                <text:p>-0.9113215700892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49">
                <text:p>49</text:p>
              </table:table-cell>
              <table:table-cell office:value-type="float" office:value="49.7746233345759">
                <text:p>49.7746233345759</text:p>
              </table:table-cell>
              <table:table-cell office:value-type="float" office:value="-0.774623334575871">
                <text:p>-0.7746233345758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49">
                <text:p>49</text:p>
              </table:table-cell>
              <table:table-cell office:value-type="float" office:value="49.6584298343895">
                <text:p>49.6584298343895</text:p>
              </table:table-cell>
              <table:table-cell office:value-type="float" office:value="-0.658429834389487">
                <text:p>-0.6584298343894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  <table:table-cell office:value-type="float" office:value="49.7096653592311">
                <text:p>49.7096653592311</text:p>
              </table:table-cell>
              <table:table-cell office:value-type="float" office:value="0.29033464076894">
                <text:p>0.290334640768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51">
                <text:p>51</text:p>
              </table:table-cell>
              <table:table-cell office:value-type="float" office:value="49.9032155553464">
                <text:p>49.9032155553464</text:p>
              </table:table-cell>
              <table:table-cell office:value-type="float" office:value="1.0967844446536">
                <text:p>1.09678444465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  <table:table-cell office:value-type="float" office:value="50.0677332220444">
                <text:p>50.0677332220444</text:p>
              </table:table-cell>
              <table:table-cell office:value-type="float" office:value="0.932266777955562">
                <text:p>0.9322667779555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2">
                <text:p>52</text:p>
              </table:table-cell>
              <table:table-cell office:value-type="float" office:value="50.3575732387378">
                <text:p>50.3575732387378</text:p>
              </table:table-cell>
              <table:table-cell office:value-type="float" office:value="1.64242676126223">
                <text:p>1.642426761262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2">
                <text:p>52</text:p>
              </table:table-cell>
              <table:table-cell office:value-type="float" office:value="50.6039372529271">
                <text:p>50.6039372529271</text:p>
              </table:table-cell>
              <table:table-cell office:value-type="float" office:value="1.3960627470729">
                <text:p>1.39606274707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53">
                <text:p>53</text:p>
              </table:table-cell>
              <table:table-cell office:value-type="float" office:value="50.963346664988">
                <text:p>50.963346664988</text:p>
              </table:table-cell>
              <table:table-cell office:value-type="float" office:value="2.03665333501196">
                <text:p>2.036653335011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52">
                <text:p>52</text:p>
              </table:table-cell>
              <table:table-cell office:value-type="float" office:value="51.1188446652398">
                <text:p>51.1188446652398</text:p>
              </table:table-cell>
              <table:table-cell office:value-type="float" office:value="0.881155334760173">
                <text:p>0.8811553347601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  <table:table-cell office:value-type="float" office:value="51.1010179654538">
                <text:p>51.1010179654538</text:p>
              </table:table-cell>
              <table:table-cell office:value-type="float" office:value="-0.101017965453849">
                <text:p>-0.1010179654538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51.0858652706358">
                <text:p>51.0858652706358</text:p>
              </table:table-cell>
              <table:table-cell office:value-type="float" office:value="-0.0858652706357717">
                <text:p>-0.08586527063577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50.9229854800404">
                <text:p>50.9229854800404</text:p>
              </table:table-cell>
              <table:table-cell office:value-type="float" office:value="-0.922985480040403">
                <text:p>-0.9229854800404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.6345376580343">
                <text:p>50.6345376580343</text:p>
              </table:table-cell>
              <table:table-cell office:value-type="float" office:value="-1.63453765803434">
                <text:p>-1.634537658034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0.5393570093292">
                <text:p>50.5393570093292</text:p>
              </table:table-cell>
              <table:table-cell office:value-type="float" office:value="-0.539357009329187">
                <text:p>-0.5393570093291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.3084534579298">
                <text:p>50.3084534579298</text:p>
              </table:table-cell>
              <table:table-cell office:value-type="float" office:value="-1.30845345792981">
                <text:p>-1.308453457929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50.1121854392403">
                <text:p>50.1121854392403</text:p>
              </table:table-cell>
              <table:table-cell office:value-type="float" office:value="-1.11218543924034">
                <text:p>-1.112185439240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50.0953576233543">
                <text:p>50.0953576233543</text:p>
              </table:table-cell>
              <table:table-cell office:value-type="float" office:value="-0.0953576233542819">
                <text:p>-0.09535762335428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50.0810539798511">
                <text:p>50.0810539798511</text:p>
              </table:table-cell>
              <table:table-cell office:value-type="float" office:value="-0.0810539798511414">
                <text:p>-0.08105397985114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50.2188958828735">
                <text:p>50.2188958828735</text:p>
              </table:table-cell>
              <table:table-cell office:value-type="float" office:value="0.781104117126532">
                <text:p>0.7811041171265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50.1860615004425">
                <text:p>50.1860615004425</text:p>
              </table:table-cell>
              <table:table-cell office:value-type="float" office:value="-0.186061500442449">
                <text:p>-0.1860615004424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50.0081522753761">
                <text:p>50.0081522753761</text:p>
              </table:table-cell>
              <table:table-cell office:value-type="float" office:value="-1.00815227537608">
                <text:p>-1.008152275376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0">
                <text:p>50</text:p>
              </table:table-cell>
              <table:table-cell office:value-type="float" office:value="50.0069294340697">
                <text:p>50.0069294340697</text:p>
              </table:table-cell>
              <table:table-cell office:value-type="float" office:value="-0.00692943406966862">
                <text:p>-0.006929434069668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1">
                <text:p>51</text:p>
              </table:table-cell>
              <table:table-cell office:value-type="float" office:value="50.1558900189592">
                <text:p>50.1558900189592</text:p>
              </table:table-cell>
              <table:table-cell office:value-type="float" office:value="0.844109981040788">
                <text:p>0.8441099810407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50.1325065161153">
                <text:p>50.1325065161153</text:p>
              </table:table-cell>
              <table:table-cell office:value-type="float" office:value="-0.132506516115328">
                <text:p>-0.1325065161153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50.112630538698">
                <text:p>50.112630538698</text:p>
              </table:table-cell>
              <table:table-cell office:value-type="float" office:value="-0.112630538698028">
                <text:p>-0.1126305386980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1">
                <text:p>51</text:p>
              </table:table-cell>
              <table:table-cell office:value-type="float" office:value="50.2457359578933">
                <text:p>50.2457359578933</text:p>
              </table:table-cell>
              <table:table-cell office:value-type="float" office:value="0.754264042106676">
                <text:p>0.7542640421066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50.2088755642093">
                <text:p>50.2088755642093</text:p>
              </table:table-cell>
              <table:table-cell office:value-type="float" office:value="-0.208875564209322">
                <text:p>-0.2088755642093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  <table:table-cell office:value-type="float" office:value="50.0275442295779">
                <text:p>50.0275442295779</text:p>
              </table:table-cell>
              <table:table-cell office:value-type="float" office:value="-1.02754422957793">
                <text:p>-1.027544229577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50.0234125951412">
                <text:p>50.0234125951412</text:p>
              </table:table-cell>
              <table:table-cell office:value-type="float" office:value="-0.0234125951412381">
                <text:p>-0.02341259514123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1">
                <text:p>51</text:p>
              </table:table-cell>
              <table:table-cell office:value-type="float" office:value="50.16990070587">
                <text:p>50.16990070587</text:p>
              </table:table-cell>
              <table:table-cell office:value-type="float" office:value="0.830099294129951">
                <text:p>0.8300992941299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50.1444155999895">
                <text:p>50.1444155999895</text:p>
              </table:table-cell>
              <table:table-cell office:value-type="float" office:value="-0.144415599989543">
                <text:p>-0.1444155999895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50.1227532599911">
                <text:p>50.1227532599911</text:p>
              </table:table-cell>
              <table:table-cell office:value-type="float" office:value="-0.122753259991107">
                <text:p>-0.1227532599911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51">
                <text:p>51</text:p>
              </table:table-cell>
              <table:table-cell office:value-type="float" office:value="50.2543402709924">
                <text:p>50.2543402709924</text:p>
              </table:table-cell>
              <table:table-cell office:value-type="float" office:value="0.745659729007564">
                <text:p>0.7456597290075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50.2161892303436">
                <text:p>50.2161892303436</text:p>
              </table:table-cell>
              <table:table-cell office:value-type="float" office:value="-0.216189230343566">
                <text:p>-0.2161892303435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